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2453in"/>
    </style:style>
    <style:style style:name="co3" style:family="table-column">
      <style:table-column-properties fo:break-before="auto" style:column-width="0.2217in"/>
    </style:style>
    <style:style style:name="co4" style:family="table-column">
      <style:table-column-properties fo:break-before="auto" style:column-width="2.6457in"/>
    </style:style>
    <style:style style:name="co5" style:family="table-column">
      <style:table-column-properties fo:break-before="auto" style:column-width="2.6016in"/>
    </style:style>
    <style:style style:name="co6" style:family="table-column">
      <style:table-column-properties fo:break-before="auto" style:column-width="3.1374in"/>
    </style:style>
    <style:style style:name="co7" style:family="table-column">
      <style:table-column-properties fo:break-before="auto" style:column-width="2.451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634in" fo:break-before="auto" style:use-optimal-row-height="true"/>
    </style:style>
    <style:style style:name="ro3" style:family="table-row">
      <style:table-row-properties style:row-height="1.4091in" fo:break-before="auto" style:use-optimal-row-height="true"/>
    </style:style>
    <style:style style:name="ro4" style:family="table-row">
      <style:table-row-properties style:row-height="0.3327in" fo:break-before="auto" style:use-optimal-row-height="true"/>
    </style:style>
    <style:style style:name="ro5" style:family="table-row">
      <style:table-row-properties style:row-height="1.1016in" fo:break-before="auto" style:use-optimal-row-height="true"/>
    </style:style>
    <style:style style:name="ro6" style:family="table-row">
      <style:table-row-properties style:row-height="0.6402in" fo:break-before="auto" style:use-optimal-row-height="true"/>
    </style:style>
    <style:style style:name="ro7" style:family="table-row">
      <style:table-row-properties style:row-height="2.0291in" fo:break-before="auto" style:use-optimal-row-height="true"/>
    </style:style>
    <style:style style:name="ro8" style:family="table-row">
      <style:table-row-properties style:row-height="2.6445in" fo:break-before="auto" style:use-optimal-row-height="true"/>
    </style:style>
    <style:style style:name="ro9" style:family="table-row">
      <style:table-row-properties style:row-height="0.4862in" fo:break-before="auto" style:use-optimal-row-height="true"/>
    </style:style>
    <style:style style:name="ro10" style:family="table-row">
      <style:table-row-properties style:row-height="2.952in" fo:break-before="auto" style:use-optimal-row-height="true"/>
    </style:style>
    <style:style style:name="ro11" style:family="table-row">
      <style:table-row-properties style:row-height="0.948in" fo:break-before="auto" style:use-optimal-row-height="true"/>
    </style:style>
    <style:style style:name="ro12" style:family="table-row">
      <style:table-row-properties style:row-height="0.7937in" fo:break-before="auto" style:use-optimal-row-height="true"/>
    </style:style>
    <style:style style:name="ro13" style:family="table-row">
      <style:table-row-properties style:row-height="1.5634in" fo:break-before="auto" style:use-optimal-row-height="true"/>
    </style:style>
    <style:style style:name="ro14" style:family="table-row">
      <style:table-row-properties style:row-height="1.2555in" fo:break-before="auto" style:use-optimal-row-height="true"/>
    </style:style>
    <style:style style:name="ro15" style:family="table-row">
      <style:table-row-properties style:row-height="1.7173in" fo:break-before="auto" style:use-optimal-row-height="true"/>
    </style:style>
    <style:style style:name="ro16" style:family="table-row">
      <style:table-row-properties style:row-height="3.2598in" fo:break-before="auto" style:use-optimal-row-height="true"/>
    </style:style>
    <style:style style:name="ro17" style:family="table-row">
      <style:table-row-properties style:row-height="2.798in" fo:break-before="auto" style:use-optimal-row-height="true"/>
    </style:style>
    <style:style style:name="ro18" style:family="table-row">
      <style:table-row-properties style:row-height="6.6484in" fo:break-before="auto" style:use-optimal-row-height="true"/>
    </style:style>
    <style:style style:name="ro19" style:family="table-row">
      <style:table-row-properties style:row-height="2.1827in" fo:break-before="auto" style:use-optimal-row-height="true"/>
    </style:style>
    <style:style style:name="ro20" style:family="table-row">
      <style:table-row-properties style:row-height="12.6535in" fo:break-before="auto" style:use-optimal-row-height="true"/>
    </style:style>
    <style:style style:name="ro21" style:family="table-row">
      <style:table-row-properties style:row-height="2.4902in" fo:break-before="auto" style:use-optimal-row-height="true"/>
    </style:style>
    <style:style style:name="ro22" style:family="table-row">
      <style:table-row-properties style:row-height="3.4138in" fo:break-before="auto" style:use-optimal-row-height="true"/>
    </style:style>
    <style:style style:name="ro23" style:family="table-row">
      <style:table-row-properties style:row-height="6.1874in" fo:break-before="auto" style:use-optimal-row-height="true"/>
    </style:style>
    <style:style style:name="ro24" style:family="table-row">
      <style:table-row-properties style:row-height="3.5673in" fo:break-before="auto" style:use-optimal-row-height="true"/>
    </style:style>
    <style:style style:name="ro25" style:family="table-row">
      <style:table-row-properties style:row-height="2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--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ent Stage, No Operation</text:p>
          </table:table-cell>
          <table:table-cell office:value-type="string" calcext:value-type="string">
            <text:p> &gt;&gt;--+- -- ----+--+--------+-------&gt;&lt;</text:p>
            <text:p>     +-comment-+  +-string-+</text:p>
            <text:p/>
          </table:table-cell>
          <table:table-cell office:value-type="string" calcext:value-type="string">
            <text:p>&amp;#x25B6;&amp;#x25B6;--+- &lt;b&gt;--&lt;/b&gt; ----+--+--------+-------&amp;#x25B6;&amp;#x25C4;</text:p>
            <text:p>     +-comment-+  +-&lt;span class=var&gt;string&lt;/span&gt;-+&lt;/p-diag&gt;</text:p>
            <text:p/>
          </table:table-cell>
          <table:table-cell office:value-type="string" calcext:value-type="string">
            <text:p>&lt;ul&gt;</text:p>
            <text:p>   &lt;li&gt;delegates to &lt;b&gt;comment&lt;/b&gt;.</text:p>
            <text:p/>
            <text:p>   &lt;li&gt;Not in CMS Pipelines;</text:p>
            <text:p/>
            <text:p>   &lt;li&gt;This is a STAGE, not a programming comment. It must have a SPACE after &lt;b&gt;--&lt;/b&gt;.</text:p>
            <text:p>   &lt;li&gt;It must have either a stageEnd or pipeEnd.</text:p>
            <text:p>   &lt;li&gt;If used before a driver stage, it must have a pipeEnd.</text:p>
            <text:p>   &lt;/ul&gt;</text:p>
            <text:p/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d a File</text:p>
          </table:table-cell>
          <table:table-cell office:value-type="string" calcext:value-type="string">
            <text:p>&gt;&gt;--&lt;--string--&gt;&lt;</text:p>
          </table:table-cell>
          <table:table-cell office:value-type="string" calcext:value-type="string">
            <text:p>&amp;#x25B6;&amp;#x25B6;-&lt;ul&gt;&lt;li&gt;Implemented as in CMS; delegates to &lt;b&gt;diskr&lt;/b&gt;.&lt;/ul&gt;-&lt;b&gt;&amp;lt;&lt;/b&gt;--&lt;span class=var&gt;string&lt;/span&gt;--&amp;#x25B6;&amp;#x25C4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mdsk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a CMS File from a Mod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lt;my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a Physical Sequential Data Set or a Member of a Partitioned Data Set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lt;oe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an OpenExtensions Text Fil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lt;s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an SFS Fil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lt;sfsslow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an SFS Fil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lace or Create a File</text:p>
          </table:table-cell>
          <table:table-cell office:value-type="string" calcext:value-type="string">
            <text:p>&gt;&gt;--&gt;--string--&gt;&lt;</text:p>
          </table:table-cell>
          <table:table-cell office:value-type="string" calcext:value-type="string">
            <text:p>&amp;#x25B6;&amp;#x25B6;--&lt;b&gt;&amp;gt;&lt;/b&gt;--&lt;span class=var&gt;string&lt;/span&gt;--&amp;#x25B6;&amp;#x25C4;</text:p>
          </table:table-cell>
          <table:table-cell office:value-type="string" calcext:value-type="string">
            <text:p>delegates to diskw.</text:p>
          </table:table-cell>
          <table:table-cell/>
        </table:table-row>
        <table:table-row table:style-name="ro1">
          <table:table-cell office:value-type="string" calcext:value-type="string">
            <text:p>&gt;mdsk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ace or Create a CMS File on a Mod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gt;mv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write a Physical Sequential Data Set or a Member of a Partitioned Data Set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gt;oe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ace or Create an OpenExtensions Text Fil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gt;s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ace or Create an SFS Fil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gt;&gt;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end to or Create a File</text:p>
          </table:table-cell>
          <table:table-cell office:value-type="string" calcext:value-type="string">
            <text:p>&gt;&gt;--&gt;&gt;--string--&gt;&lt;</text:p>
          </table:table-cell>
          <table:table-cell office:value-type="string" calcext:value-type="string">
            <text:p>&amp;#x25B6;&amp;#x25B6;--&lt;b&gt;&amp;gt;&amp;gt;&lt;/b&gt;--&lt;span class=var&gt;string&lt;/span&gt;--&amp;#x25B6;&amp;#x25C4;</text:p>
          </table:table-cell>
          <table:table-cell office:value-type="string" calcext:value-type="string">
            <text:p>delegates to diska.</text:p>
          </table:table-cell>
          <table:table-cell/>
        </table:table-row>
        <table:table-row table:style-name="ro1">
          <table:table-cell office:value-type="string" calcext:value-type="string">
            <text:p>&gt;&gt;mdsk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 to or Create a CMS File on a Mod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gt;&gt;mvs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 to a Physical Sequential Data Set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gt;&gt;oe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 to or Create an OpenExtensions Text Fil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gt;&gt;sfs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 to or Create an SFS Fil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&gt;&gt;sfsslow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 to or Create an SFS Fil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 Help for Pipelines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3">
          <table:table-cell office:value-type="string" calcext:value-type="string">
            <text:p>abbreviatio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that Contain an Abbreviation of a Word in the First Positions</text:p>
          </table:table-cell>
          <table:table-cell office:value-type="string" calcext:value-type="string">
            <text:p> &gt;&gt;--ABBREViation-(1)--+-----------------------------------+---&gt;&lt;</text:p>
            <text:p>                       +-word-+-------------------------+--+</text:p>
            <text:p>                              +-number-+-------------+--+</text:p>
            <text:p>                                       +-ANYcase-(2)-+</text:p>
            <text:p>                                       +-CASEANY-----+</text:p>
            <text:p>                                       +-CASEIGNORE--+</text:p>
            <text:p>                                       +-IGNORECASE--+</text:p>
            <text:p>                                       +-CASELESS----+</text:p>
            <text:p/>
          </table:table-cell>
          <table:table-cell office:value-type="string" calcext:value-type="string">
            <text:p><text:span text:style-name="T2">&amp;#x25B6;&amp;#x25B6;--ABBREViation-(1)--+-----------------------------------+---&amp;#x25B6;&amp;#x25C4;</text:span></text:p>
            <text:p><text:span text:style-name="T2">                       +-&lt;span class=var&gt;word&lt;/span&gt;-+-------------------------+--+</text:span></text:p>
            <text:p><text:span text:style-name="T2">                              +-&lt;span class=var&gt;number&lt;/span&gt;-+-------------+--+</text:span></text:p>
            <text:p><text:span text:style-name="T2">                                       +-ANYcase-(2)-+</text:span></text:p>
            <text:p><text:span text:style-name="T2">                                       +-CASEANY-----+</text:span></text:p>
            <text:p><text:span text:style-name="T2">                                       +-CASEIGNORE--+</text:span></text:p>
            <text:p><text:span text:style-name="T2">                                       +-IGNORECASE--+</text:span></text:p>
            <text:p><text:span text:style-name="T2">                                       +-CASELESS----+</text:span></text:p>
            <text:p/>
          </table:table-cell>
          <table:table-cell office:value-type="string" calcext:value-type="string">
            <text:p>&lt;li&gt;(1) ABBREViation must be ABBREV in CMS&lt;/li&gt;</text:p>
            <text:p>&lt;li&gt;(2) ANYcase must be ANYCASE in CMS 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acigroup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ACI Group for Users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addrdw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fix Record Descriptor Word to Records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adrsp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age Address Spaces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aftfst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Information about Open Files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4">
          <table:table-cell office:value-type="string" calcext:value-type="string">
            <text:p>aggrc <text:s text:c="2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ggregate Return Code</text:p>
          </table:table-cell>
          <table:table-cell office:value-type="string" calcext:value-type="string">
            <text:p>&gt;&gt;--AGGRC--&gt;&lt;</text:p>
          </table:table-cell>
          <table:table-cell office:value-type="string" calcext:value-type="string">
            <text:p>&amp;#x25B6;&amp;#x25B6;--AGGRC--&amp;#x25B6;&amp;#x25C4;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Lines Containing Strings (or Not)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alserv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age the Virtual Machine’s Access List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apldecode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ess Graphic Escape Sequences, Old APL languag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aplencode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te Graphic Escape Sequences, Old APL language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4">
          <table:table-cell office:value-type="string" calcext:value-type="string">
            <text:p>append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Output from a Device Driver after Data on the Primary Input Stream</text:p>
          </table:table-cell>
          <table:table-cell office:value-type="string" calcext:value-type="string">
            <text:p>&gt;&gt;--APPEND--string------&gt;&lt; </text:p>
          </table:table-cell>
          <table:table-cell office:value-type="string" calcext:value-type="string">
            <text:p>&amp;#x25B6;&amp;#x25B6;--APPEND--&lt;span class=var&gt;string&lt;/span&gt;------&amp;#x25B6;&amp;#x25C4;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ay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ayr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ayw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atomc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 ASA Carriage Control to CCW Operation Codes. Old printer control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asmcont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in Multiline Assembler Statements</text:p>
          </table:table-cell>
          <table:table-cell table:number-columns-repeated="2"/>
          <table:table-cell office:value-type="string" calcext:value-type="string">
            <text:p>Not implemented in Netrexx Pipelines.</text:p>
          </table:table-cell>
          <table:table-cell/>
        </table:table-row>
        <table:table-row table:style-name="ro1">
          <table:table-cell office:value-type="string" calcext:value-type="string">
            <text:p>asmfind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Statements from an Assembler File as XEDIT Find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asmnfind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Statements from an Assembler File as XEDIT NFind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asmxpnd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and Joined Assembler Statement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beat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 when Records Do not Arrive within Interval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5">
          <table:table-cell office:value-type="string" calcext:value-type="string">
            <text:p>between <text:s text:c="8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Between Labels</text:p>
          </table:table-cell>
          <table:table-cell office:value-type="string" calcext:value-type="string">
            <text:p> &gt;&gt;--BETWEEN--+-------------+--+-delimitedString1-+-+-delimitedString2-+---&gt;&lt;</text:p>
            <text:p>              +-ANYcase-----+  +-Xhexstring1------+ +-Xhexstring2------+</text:p>
            <text:p>              +-CASEANY-----+  +-Hhexstring1------+ +-Hhexstring2------+</text:p>
            <text:p>              +-CASEIGNORE--+  +-Bbinstring1------+ +-Bbinstring2------+</text:p>
            <text:p>              +-IGNORECASE--+                       +-n----------------+</text:p>
            <text:p>              +-CASELESS----+</text:p>
            <text:p/>
          </table:table-cell>
          <table:table-cell office:value-type="string" calcext:value-type="string">
            <text:p>&amp;#x25B6;&amp;#x25B6;--BETWEEN--+-------------+--+-&lt;span class=var&gt;delimitedString1&lt;/span&gt;-+-+-&lt;span class=var&gt;delimitedString2&lt;/span&gt;-+---&amp;#x25B6;&amp;#x25C4;</text:p>
            <text:p>              +-ANYcase-----+  +-&lt;span class=var&gt;Xhexstring1&lt;/span&gt;------+ +-&lt;span class=var&gt;Xhexstring2&lt;/span&gt;------+</text:p>
            <text:p>              +-CASEANY-----+  +-&lt;span class=var&gt;Hhexstring1&lt;/span&gt;------+ +-&lt;span class=var&gt;Hhexstring2&lt;/span&gt;------+</text:p>
            <text:p>              +-CASEIGNORE--+  +-&lt;span class=var&gt;Bbinstring1&lt;/span&gt;------+ +-&lt;span class=var&gt;Bbinstring2&lt;/span&gt;------+</text:p>
            <text:p>              +-IGNORECASE--+                       +-&lt;span class=var&gt;n&lt;/span&gt;----------------+</text:p>
            <text:p>              +-CASELESS--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 to an External Forma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browse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 Data on a 3270 Terminal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6">
          <table:table-cell office:value-type="string" calcext:value-type="string">
            <text:p>buffer <text:s/>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 &gt;&gt;--BUFFER--+-----------------------------+--------&gt;&lt;</text:p>
            <text:p>             +-number--+-----------------+-+</text:p>
            <text:p>                       +-delimitedString-+</text:p>
            <text:p/>
          </table:table-cell>
          <table:table-cell office:value-type="string" calcext:value-type="string">
            <text:p>&amp;#x25B6;&amp;#x25B6;--BUFFER--+-----------------------------+--------&amp;#x25B6;&amp;#x25C4;</text:p>
            <text:p>             +-&lt;span class=var&gt;number&lt;/span&gt;--+-----------------+-+</text:p>
            <text:p>                       +-&lt;span class=var&gt;delimitedString&lt;/span&gt;-+</text:p>
            <text:p/>
          </table:table-cell>
          <table:table-cell table:number-columns-repeated="2"/>
        </table:table-row>
        <table:table-row table:style-name="ro4">
          <table:table-cell office:value-type="string" calcext:value-type="string">
            <text:p>casei <text:s text:c="2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 Selection Stage in Case Insensitive Manner</text:p>
          </table:table-cell>
          <table:table-cell office:value-type="string" calcext:value-type="string">
            <text:p> &gt;&gt;--CASEI--stage-------&gt;&lt;</text:p>
            <text:p/>
          </table:table-cell>
          <table:table-cell office:value-type="string" calcext:value-type="string">
            <text:p>&amp;#x25B6;&amp;#x25B6;--CASEI--&lt;span class=var&gt;stage&lt;/span&gt;-------&amp;#x25B6;&amp;#x25C4;</text:p>
            <text:p/>
          </table:table-cell>
          <table:table-cell table:number-columns-repeated="2"/>
        </table:table-row>
        <table:table-row table:style-name="ro7">
          <table:table-cell office:value-type="string" calcext:value-type="string">
            <text:p>change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titute Contents of Records</text:p>
          </table:table-cell>
          <table:table-cell office:value-type="string" calcext:value-type="string">
            <text:p> &gt;&gt;--CHANGE--+-------------+--+-----------------+----------------------------&gt;</text:p>
            <text:p>             +-ANYcase-----+  +-inputRange------+</text:p>
            <text:p>             +-CASEANY-----+  |    ?-------+    |</text:p>
            <text:p>             +-CASEIGNORE--+  +-(----range-+--)-+</text:p>
            <text:p>             +-IGNORECASE--+</text:p>
            <text:p>             +-CASELESS----+</text:p>
            <text:p/>
            <text:p> &gt;--+-| changeString |-----------------+--+-----------+----------------- &gt;&gt;</text:p>
            <text:p>    +-delimitedString--delimitedString-+  +-numorstar-+</text:p>
            <text:p/>
            <text:p>changeString:</text:p>
            <text:p>|--delimiter--string--delimiter--string--delimiter----------------------|</text:p>
            <text:p/>
          </table:table-cell>
          <table:table-cell office:value-type="string" calcext:value-type="string">
            <text:p>&amp;#x25B6;&amp;#x25B6;--CHANGE--+-------------+--+-----------------+----------------------------&gt;</text:p>
            <text:p>             +-ANYcase-----+  +-&lt;span class=var&gt;inputRange&lt;/span&gt;------+</text:p>
            <text:p>             +-CASEANY-----+  |    &amp;#x2B10;-------+    |</text:p>
            <text:p>             +-CASEIGNORE--+  +-(----&lt;span class=var&gt;range&lt;/span&gt;-+--)-+</text:p>
            <text:p>             +-IGNORECASE--+</text:p>
            <text:p>             +-CASELESS----+</text:p>
            <text:p/>
            <text:p>&amp;#x25B6;--+-| changeString |-----------------+--+-----------+-----------------&amp;#x25B6;&amp;#x25C4;</text:p>
            <text:p>&amp;#x2002;&amp;#x2004;  +-&lt;span class=var&gt;delimitedString&lt;/span&gt;--&lt;span class=var&gt;delimitedString&lt;/span&gt;-+  +-&lt;span class=var&gt;numorstar&lt;/span&gt;-+</text:p>
            <text:p/>
            <text:p>&lt;span class=def&gt;changeString&lt;/span&gt;:</text:p>
            <text:p>|--&lt;span class=var&gt;delimiter&lt;/span&gt;--&lt;span class=var&gt;string&lt;/span&gt;--&lt;span class=var&gt;delimiter&lt;/span&gt;--&lt;span class=var&gt;string&lt;/span&gt;--&lt;span class=var&gt;delimiter&lt;/span&gt;----------------------|</text:p>
            <text:p/>
          </table:table-cell>
          <table:table-cell table:number-columns-repeated="2"/>
        </table:table-row>
        <table:table-row table:style-name="ro8">
          <table:table-cell office:value-type="string" calcext:value-type="string">
            <text:p>chop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ncate the Record</text:p>
          </table:table-cell>
          <table:table-cell office:value-type="string" calcext:value-type="string">
            <text:p>                   +--80----------------+</text:p>
            <text:p> &gt;&gt;--+--CHOP----+--+--------------------+--&gt;&lt;</text:p>
            <text:p>     +-TRUNCate-+  +-snumber------------|</text:p>
            <text:p>                   +--| stringtarget |--+</text:p>
            <text:p>stringtarget:</text:p>
            <text:p> |--+-------------+--+---------------------------+-+-----+--| target |--|</text:p>
            <text:p>    +-ANYcase-----+  |  +-BEFORE-+               | +-NOT-+</text:p>
            <text:p>    +-CASEANY-----+  +--+---------+--+--------+--+</text:p>
            <text:p>    +-CASEIGNORE--+     +-snumber-+  +-AFTER--+</text:p>
            <text:p>    +-IGNORECASE--+</text:p>
            <text:p>    +-CASELESS----+</text:p>
            <text:p/>
            <text:p>target:</text:p>
            <text:p> |--+--xrange-----------------------+--|</text:p>
            <text:p>    +--+-STRing--+--delimitedString-+</text:p>
            <text:p>       +--ANYof--+</text:p>
            <text:p/>
          </table:table-cell>
          <table:table-cell office:value-type="string" calcext:value-type="string">
            <text:p>                   +--80----------------+</text:p>
            <text:p>&amp;#x25B6;&amp;#x25B6;--+--CHOP----+--+--------------------+--&amp;#x25B6;&amp;#x25C4;</text:p>
            <text:p>     +-TRUNCate-+  +-&lt;span class=var&gt;snumber&lt;/span&gt;------------|</text:p>
            <text:p>                   +--| stringtarget |--+</text:p>
            <text:p>&lt;span class=def&gt;stringtarget&lt;/span&gt;:</text:p>
            <text:p> |--+-------------+--+---------------------------+-+-----+--| target |--|</text:p>
            <text:p>    +-ANYcase-----+  |  +-BEFORE-+               | +-NOT-+</text:p>
            <text:p>    +-CASEANY-----+  +--+---------+--+--------+--+</text:p>
            <text:p>    +-CASEIGNORE--+     +-&lt;span class=var&gt;snumber&lt;/span&gt;-+  +-AFTER--+</text:p>
            <text:p>    +-IGNORECASE--+</text:p>
            <text:p>    +-CASELESS----+</text:p>
            <text:p/>
            <text:p>&lt;span class=def&gt;target&lt;/span&gt;:</text:p>
            <text:p> |--+--&lt;span class=var&gt;xrange&lt;/span&gt;-----------------------+--|</text:p>
            <text:p>    +--+-STRing--+--&lt;span class=var&gt;delimitedString&lt;/span&gt;-+</text:p>
            <text:p>       +--ANYof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ipher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rypt and Decrypt Using a Block Cipher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ckddeblock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lock Track Data Record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9">
          <table:table-cell office:value-type="string" calcext:value-type="string">
            <text:p>c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sue OS Commands, Write Response to Pipeline</text:p>
          </table:table-cell>
          <table:table-cell office:value-type="string" calcext:value-type="string">
            <text:p> &gt;&gt;--+-CMD-----+--+----------+-------------&gt;&lt;</text:p>
            <text:p>     +-COMMAND-+  +--string--+</text:p>
            <text:p/>
          </table:table-cell>
          <table:table-cell office:value-type="string" calcext:value-type="string">
            <text:p>&amp;#x25B6;&amp;#x25B6;--+-CMD-----+--+----------+-------------&amp;#x25B6;&amp;#x25C4;</text:p>
            <text:p>     +-COMMAND-+  +--&lt;span class=var&gt;string&lt;/span&gt;--+&lt;/SPAN&gt;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s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ue CMS Commands, Write Response to Pipeline</text:p>
          </table:table-cell>
          <table:table-cell table:number-columns-repeated="2"/>
          <table:table-cell office:value-type="string" calcext:value-type="string">
            <text:p>'</text:p>
          </table:table-cell>
          <table:table-cell/>
        </table:table-row>
        <table:table-row table:style-name="ro1">
          <table:table-cell office:value-type="string" calcext:value-type="string">
            <text:p>collate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ate Stream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combine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bine Data from a Run of Record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9">
          <table:table-cell office:value-type="string" calcext:value-type="string">
            <text:p>command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sue OS Commands, Write Response to Pipeline</text:p>
          </table:table-cell>
          <table:table-cell office:value-type="string" calcext:value-type="string">
            <text:p> &gt;&gt;--+-CMD-----+--+----------+-------------&gt;&lt;</text:p>
            <text:p>     +-COMMAND-+  +--string--+</text:p>
            <text:p/>
          </table:table-cell>
          <table:table-cell office:value-type="string" calcext:value-type="string">
            <text:p>&amp;#x25B6;&amp;#x25B6;--+-CMD-----+--+----------+-------------&amp;#x25B6;&amp;#x25C4;</text:p>
            <text:p>     +-COMMAND-+  +--&lt;span class=var&gt;string&lt;/span&gt;--+&lt;/SPAN&gt;</text:p>
            <text:p/>
          </table:table-cell>
          <table:table-cell table:number-columns-repeated="2"/>
        </table:table-row>
        <table:table-row table:style-name="ro9">
          <table:table-cell office:value-type="string" calcext:value-type="string">
            <text:p>comment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ent stage</text:p>
          </table:table-cell>
          <table:table-cell/>
          <table:table-cell office:value-type="string" calcext:value-type="string">
            <text:p>&amp;#x25B6;&amp;#x25B6;--+--comment--+--+----------+-----&amp;#x25B6;&amp;#x25C4;</text:p>
            <text:p>     + -- -------+  +--&lt;span class=var&gt;string&lt;/span&gt;--+</text:p>
            <text:p/>
          </table:table-cell>
          <table:table-cell table:number-columns-repeated="2"/>
        </table:table-row>
        <table:table-row table:style-name="ro10">
          <table:table-cell office:value-type="string" calcext:value-type="string">
            <text:p>compare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Primary and Secondary Streams, Write the Result</text:p>
          </table:table-cell>
          <table:table-cell office:value-type="string" calcext:value-type="string">
            <text:p>              +-TRINARY-+  (1)                   +-PAD SPACE-+</text:p>
            <text:p> &gt;&gt;--COMPARE--+-----------------+------------+---+-----------+---------------------&gt;&lt;</text:p>
            <text:p>              +-BINARY--+  (2)               |   +-PAD-xorc--+</text:p>
            <text:p>              |                              |</text:p>
            <text:p>              | ?-------------------------+  |</text:p>
            <text:p>              +--ANY delimitedString------+--+   (4) (5)</text:p>
            <text:p>              +--EQUAL delimitedString----+      (4)</text:p>
            <text:p>              +--LESS delimitedString-----+  (3) (4)</text:p>
            <text:p>              +--MORE delimitedString-----+  (3) (4)</text:p>
            <text:p>              +--NOTEQUAL delimitedString-+      (4)</text:p>
            <text:p/>
          </table:table-cell>
          <table:table-cell office:value-type="string" calcext:value-type="string">
            <text:p>              +-TRINARY-+  (1)                   +-PAD SPACE-+</text:p>
            <text:p>&amp;#x25B6;&amp;#x25B6;--COMPARE--+-----------------+------------+---+-----------+---------------------&amp;#x25B6;&amp;#x25C4;</text:p>
            <text:p>              +-BINARY--+  (2)               |   +-PAD-&lt;span class=var&gt;xorc&lt;/span&gt;--+</text:p>
            <text:p>              |                              |</text:p>
            <text:p>              | &amp;#x2B10;-------------------------+  |</text:p>
            <text:p>              +--ANY &lt;span class=var&gt;delimitedString&lt;/span&gt;------+--+   (4) (5)</text:p>
            <text:p>              +--EQUAL &lt;span class=var&gt;delimitedString&lt;/span&gt;----+      (4)</text:p>
            <text:p>              +--LESS &lt;span class=var&gt;delimitedString&lt;/span&gt;-----+  (3) (4)</text:p>
            <text:p>              +--MORE &lt;span class=var&gt;delimitedString&lt;/span&gt;-----+  (3) (4)</text:p>
            <text:p>              +--NOTEQUAL &lt;span class=var&gt;delimitedString&lt;/span&gt;-+      (4)</text:p>
            <text:p/>
          </table:table-cell>
          <table:table-cell office:value-type="string" calcext:value-type="string">
            <text:p>&lt;p-note&gt;&lt;ul&gt;&lt;li&gt;</text:p>
            <text:p>         (1) 1 = Primary is shorter/less, 0 = equal, 1 = Secondary is</text:p>
            <text:p>      shorter/less</text:p>
            <text:p>       &lt;li&gt;  (2) 0 = equal, 1 = not equal</text:p>
            <text:p>       &lt;li&gt;  (3) Primary is LESS/shorter (or MORE/longer) than secondary</text:p>
            <text:p>       &lt;li&gt;  (4) &lt;I&gt;DStrings&lt;/I&gt; can use any of the following escapes (or the</text:p>
            <text:p>      lowercase) for the unequal situation:</text:p>
            <text:p>      &lt;ul&gt;</text:p>
            <text:p>        &lt;li&gt;\C (count) for the record number,</text:p>
            <text:p>        &lt;li&gt;\B (byte) for column number</text:p>
            <text:p>        &lt;li&gt;\P (primary) for the primary stream record</text:p>
            <text:p>        &lt;li&gt;\S (secondary) for the secondary stream record</text:p>
            <text:p>        &lt;li&gt;\L (Least) for then stream number that is shortest, -1 if equal</text:p>
            <text:p>        &lt;li&gt;\M (Most) for the stream number that is longest, -1 if equal</text:p>
            <text:p>      &lt;/ul&gt;</text:p>
            <text:p>       &lt;li&gt;  (5) Equal or not, this DString precedes any of the others.</text:p>
            <text:p>      &lt;li&gt;Pipes for NetRexx only.</text:p>
            <text:p>       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configure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and Query CMS Pipelines Confguration Variabl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5">
          <table:table-cell office:value-type="string" calcext:value-type="string">
            <text:p>consol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d or Write the Terminal in Line Mode</text:p>
          </table:table-cell>
          <table:table-cell office:value-type="string" calcext:value-type="string">
            <text:p>                                             { CMS Only                 }</text:p>
            <text:p>                                             {                          }</text:p>
            <text:p> &gt;&gt;--+-CONSole--+--+----------------------+- { -+----------------+----- } ----&gt;&lt;</text:p>
            <text:p>     +-TERMinal-+  +-EOF--delimitedString-+  {  +-DIRECT---------+      }</text:p>
            <text:p>                   +-NOEOF----------------+  {  +-ASYNchronously-+      }</text:p>
            <text:p>                                             {  +-DARK-----------+      }</text:p>
            <text:p/>
          </table:table-cell>
          <table:table-cell office:value-type="string" calcext:value-type="string">
            <text:p>                                             { CMS Only                 }</text:p>
            <text:p>                                             {                          }</text:p>
            <text:p>&amp;#x25B6;&amp;#x25B6;--+-CONSole--+--+----------------------+- { -+----------------+----- } ----&amp;#x25B6;&amp;#x25C4;</text:p>
            <text:p>     +-TERMinal-+  +-EOF--&lt;span class=var&gt;delimitedString&lt;/span&gt;-+  {  +-DIRECT---------+      }</text:p>
            <text:p>                   +-NOEOF----------------+  {  +-ASYNchronously-+      }</text:p>
            <text:p>                                             {  +-DARK-----------+      }</text:p>
            <text:p/>
          </table:table-cell>
          <table:table-cell table:number-columns-repeated="2"/>
        </table:table-row>
        <table:table-row table:style-name="ro4">
          <table:table-cell office:value-type="string" calcext:value-type="string">
            <text:p>copy <text:s text:c="3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y Records, Allowing for a One Record Delay</text:p>
          </table:table-cell>
          <table:table-cell office:value-type="string" calcext:value-type="string">
            <text:p><text:s/>&gt;&gt;--COPY---------&gt;&lt;</text:p>
          </table:table-cell>
          <table:table-cell office:value-type="string" calcext:value-type="string">
            <text:p>&amp;#x25B6;&amp;#x25B6;--COPY---------&amp;#x25B6;&amp;#x25C4;</text:p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count <text:s text:c="2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nt Lines, Blank-delimited Words, and Bytes</text:p>
          </table:table-cell>
          <table:table-cell office:value-type="string" calcext:value-type="string">
            <text:p>            v-------------------+</text:p>
            <text:p> &gt;&gt;--COUNT-----+--CHARACTErs--+--+--------&gt;&lt;</text:p>
            <text:p>               +--WORDS-------+</text:p>
            <text:p>               +--LINES-------+</text:p>
            <text:p>               +--MINline-----+</text:p>
            <text:p>               +--MAXline-----+</text:p>
            <text:p/>
          </table:table-cell>
          <table:table-cell office:value-type="string" calcext:value-type="string">
            <text:p>            &amp;#x2B10;-------------------+</text:p>
            <text:p>&amp;#x25B6;&amp;#x25B6;--COUNT-----+--CHARACTErs--+--+--------&amp;#x25B6;&amp;#x25C4;</text:p>
            <text:p>               +--WORDS-------+</text:p>
            <text:p>               +--LINES-------+</text:p>
            <text:p>               +--MINline-----+</text:p>
            <text:p>               +--MAXline---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p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ue CP Commands, Write Response to Pipelin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crc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ute Cyclic Redundancy Cod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c14to38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bine Overstruck Characters to Single Code Point. Old printer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am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 Records Once Primed</text:p>
          </table:table-cell>
          <table:table-cell office:value-type="string" calcext:value-type="string">
            <text:p>&gt;&gt;--DAM-------------&gt;&lt;</text:p>
          </table:table-cell>
          <table:table-cell office:value-type="string" calcext:value-type="string">
            <text:p>&amp;#x25B6;&amp;#x25B6;--DAM-------------&amp;#x25B6;&amp;#x25C4;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convert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 Date Format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7">
          <table:table-cell office:value-type="string" calcext:value-type="string">
            <text:p>deal <text:s text:c="3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s Input Records to Output Streams Round Robin</text:p>
          </table:table-cell>
          <table:table-cell office:value-type="string" calcext:value-type="string">
            <text:p>           +-STOP--ALLEOF--------------------+</text:p>
            <text:p> &gt;&gt;--DEAL--+---------------------------------+--------&gt;&lt;</text:p>
            <text:p>           +-STOP--+-ALLEOF-(2)+-------------+</text:p>
            <text:p>           |       +-ANYEOF----+             |</text:p>
            <text:p>           |       +-number----+             |</text:p>
            <text:p>           +-SECONDARY--+-----------+--------+</text:p>
            <text:p>           |            +-RELEASE---+        |</text:p>
            <text:p>           |            +-LATCH-(1)-+        |</text:p>
            <text:p>           +-KEY--inputRange--+-------+------+</text:p>
            <text:p>           |                  +-STRIP-+      |</text:p>
            <text:p>           +-STREAMid--inputRange--+-------+-+</text:p>
            <text:p>                                   +-STRIP-+</text:p>
            <text:p/>
          </table:table-cell>
          <table:table-cell office:value-type="string" calcext:value-type="string">
            <text:p>           +-STOP--ALLEOF--------------------+</text:p>
            <text:p>&amp;#x25B6;&amp;#x25B6;--DEAL--+---------------------------------+--------&amp;#x25B6;&amp;#x25C4;</text:p>
            <text:p>           +-STOP--+-ALLEOF-(2)+-------------+</text:p>
            <text:p>           |       +-ANYEOF----+             |</text:p>
            <text:p>           |       +-&lt;span class=var&gt;number&lt;/span&gt;----+             |</text:p>
            <text:p>           +-SECONDARY--+-----------+--------+</text:p>
            <text:p>           |            +-RELEASE---+        |</text:p>
            <text:p>           |            +-LATCH-(1)-+        |</text:p>
            <text:p>           +-KEY--&lt;span class=var&gt;inputRange&lt;/span&gt;--+-------+------+</text:p>
            <text:p>           |                  +-STRIP-+      |</text:p>
            <text:p>           +-STREAMid--&lt;span class=var&gt;inputRange&lt;/span&gt;--+-------+-+</text:p>
            <text:p>                                   +-STRIP-+</text:p>
            <text:p/>
          </table:table-cell>
          <table:table-cell office:value-type="string" calcext:value-type="string">
            <text:p>&lt;p-note&gt;&lt;ul&gt;</text:p>
            <text:p>  &lt;li&gt;(1) Not yet in NetRexx Pipelines</text:p>
            <text:p>  &lt;li&gt;(2) Not CMS</text:p>
            <text:p/>
            <text:p>     &lt;li&gt; Since Java dispatches the stage threads,  DEAL may not see a sever</text:p>
            <text:p>      immediately, as the severing thread can get multitasked.  This can</text:p>
            <text:p>     make options like 'ANYEOF' work in unexpected ways.</text:p>
            <text:p>&lt;/li&gt;&lt;/ul&gt;&lt;/p-note&gt;</text:p>
            <text:p/>
          </table:table-cell>
          <table:table-cell/>
        </table:table-row>
        <table:table-row table:style-name="ro3">
          <table:table-cell office:value-type="string" calcext:value-type="string">
            <text:p>deblock <text:s text:c="8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block External Data Formats</text:p>
          </table:table-cell>
          <table:table-cell office:value-type="string" calcext:value-type="string">
            <text:p>              +--FIXED--n--+-------------+-------------------------+</text:p>
            <text:p>              |            +--PAD--xorc--+                         |</text:p>
            <text:p>&gt;&gt;--DEBLOCK--+----------------------------------------------------+------→&lt;</text:p>
            <text:p>              +--+--C-----------------+--+-------------+--+--------+</text:p>
            <text:p>                 +--J-----------------+  +--TERMINATE--+  +--EOF---+</text:p>
            <text:p>                 +--CRLF--------------+</text:p>
            <text:p>                 +--LINEND xorc-------+</text:p>
            <text:p>                 +--STRING--/string/--+</text:p>
            <text:p/>
          </table:table-cell>
          <table:table-cell office:value-type="string" calcext:value-type="string">
            <text:p>              +--FIXED--&lt;span class=var&gt;n&lt;/span&gt;--+-------------+-------------------------+</text:p>
            <text:p>              |            +--PAD--&lt;span class=var&gt;xorc&lt;/span&gt;--+                         |</text:p>
            <text:p>&amp;#x25B6;&amp;#x25B6;--DEBLOCK--+----------------------------------------------------+-------&amp;#x25B6;&amp;#x25C4;</text:p>
            <text:p>              +--+--C-----------------+--+-------------+--+--------+</text:p>
            <text:p>                 +--J-----------------+  +--TERMINATE--+  +--EOF---+</text:p>
            <text:p>                 +--CRLF--------------+</text:p>
            <text:p>                 +--LINEND &lt;span class=var&gt;xorc-------+&lt;/span&gt;</text:p>
            <text:p>                 +--STRING--&lt;span class=var&gt;/string/&lt;/span&gt;--+</text:p>
            <text:p/>
          </table:table-cell>
          <table:table-cell office:value-type="string" calcext:value-type="string">
            <text:p>&lt;p-note&gt;&lt;ul&gt;</text:p>
            <text:p>      &lt;li&gt;  CMS has many more mainframe centric formats that NetRexx Pipelines does not process.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delay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end Stream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devinfo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Device Information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dfsort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ce to DFSORT/CM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diage4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t Diagnose E4 Request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digest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ute a Message Diges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4">
          <table:table-cell office:value-type="string" calcext:value-type="string">
            <text:p>dict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or Write a Dictionary</text:p>
          </table:table-cell>
          <table:table-cell table:number-columns-repeated="2"/>
          <table:table-cell office:value-type="string" calcext:value-type="string">
            <text:p>&lt;p-note&gt;&lt;ul&gt;&lt;li&gt;Pipes for NetRexx only.&lt;/li&gt;&lt;/ul&gt;&lt;/p-note&gt;</text:p>
            <text:p/>
          </table:table-cell>
          <table:table-cell/>
        </table:table-row>
        <table:table-row table:style-name="ro6">
          <table:table-cell office:value-type="string" calcext:value-type="string">
            <text:p>disk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 File</text:p>
          </table:table-cell>
          <table:table-cell office:value-type="string" calcext:value-type="string">
            <text:p>&gt;&gt;--DISK--string--&gt;&lt;</text:p>
          </table:table-cell>
          <table:table-cell office:value-type="string" calcext:value-type="string">
            <text:p>&amp;#x25B6;&amp;#x25B6;--DISK--&lt;span class=var&gt;string&lt;/span&gt;--&amp;#x25B6;&amp;#x25C4;</text:p>
          </table:table-cell>
          <table:table-cell office:value-type="string" calcext:value-type="string">
            <text:p>&lt;p-note&gt;&lt;ul&gt;&lt;li&gt;</text:p>
            <text:p>As in CMS, equivalent to diskr (Pipes for NetRexx Only) or &lt;b&gt;&amp;lt;&lt;/b&gt;.</text:p>
            <text:p>&lt;/li&gt;&lt;/ul&gt;&lt;/p-note&gt;</text:p>
            <text:p/>
          </table:table-cell>
          <table:table-cell/>
        </table:table-row>
        <table:table-row table:style-name="ro6">
          <table:table-cell office:value-type="string" calcext:value-type="string">
            <text:p>disk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end to or Create a File</text:p>
          </table:table-cell>
          <table:table-cell office:value-type="string" calcext:value-type="string">
            <text:p>&gt;&gt;--DISKA--string--&gt;&lt;</text:p>
          </table:table-cell>
          <table:table-cell office:value-type="string" calcext:value-type="string">
            <text:p>&amp;#x25B6;&amp;#x25B6;--DISKA--&lt;span class=var&gt;string&lt;/span&gt;--&amp;#x25B6;&amp;#x25C4;</text:p>
          </table:table-cell>
          <table:table-cell office:value-type="string" calcext:value-type="string">
            <text:p>&lt;p-note&gt;&lt;ul&gt;&lt;li&gt;</text:p>
            <text:p>delegates to &lt;b&gt;diska&lt;/b&gt;.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diskback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a File Backward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diskfast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, Create, or Append to a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diskid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 CMS Reserved Minidisk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6">
          <table:table-cell office:value-type="string" calcext:value-type="string">
            <text:p>diskr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 File</text:p>
          </table:table-cell>
          <table:table-cell office:value-type="string" calcext:value-type="string">
            <text:p>&gt;&gt;--DISKR--string--&gt;&lt;</text:p>
          </table:table-cell>
          <table:table-cell office:value-type="string" calcext:value-type="string">
            <text:p>&amp;#x25B6;&amp;#x25B6;--DISKR--&lt;span class=var&gt;string&lt;/span&gt;--&amp;#x25B6;&amp;#x25C4;</text:p>
            <text:p/>
          </table:table-cell>
          <table:table-cell office:value-type="string" calcext:value-type="string">
            <text:p>&lt;p-note&gt;&lt;ul&gt;&lt;li&gt;</text:p>
            <text:p>As in CMS, equivalent to diskr (Pipes for NetRexx Only) or &lt;b&gt;&amp;lt;&lt;/b&gt;.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diskrandom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m Access a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diskslow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, Create, or Append to a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diskupdate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ace Records in a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6">
          <table:table-cell office:value-type="string" calcext:value-type="string">
            <text:p>diskw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lace or Create a File</text:p>
          </table:table-cell>
          <table:table-cell office:value-type="string" calcext:value-type="string">
            <text:p>&gt;&gt;--&gt;--string--&gt;&lt;</text:p>
          </table:table-cell>
          <table:table-cell office:value-type="string" calcext:value-type="string">
            <text:p>&amp;#x25B6;&amp;#x25B6;--&lt;b&gt;&amp;gt;&lt;/b&gt;--&lt;span class=var&gt;string&lt;/span&gt;--&amp;#x25B6;&amp;#x25C4;</text:p>
          </table:table-cell>
          <table:table-cell office:value-type="string" calcext:value-type="string">
            <text:p>&lt;p-note&gt;&lt;ul&gt;&lt;li&gt;</text:p>
            <text:p>delegates to &lt;b&gt;diskw&lt;/b&gt;.</text:p>
            <text:p>&lt;/li&gt;&lt;/ul&gt;&lt;/p-note&gt;</text:p>
            <text:p/>
          </table:table-cell>
          <table:table-cell/>
        </table:table-row>
        <table:table-row table:style-name="ro11">
          <table:table-cell office:value-type="string" calcext:value-type="string">
            <text:p>drop <text:s text:c="3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card Records from the Beginning or the End of the File</text:p>
          </table:table-cell>
          <table:table-cell office:value-type="string" calcext:value-type="string">
            <text:p>           +-FIRST-+  +-1----------+</text:p>
            <text:p> &gt;&gt;--DROP--+-------+--+------------+--+----------+-------&gt;&lt;</text:p>
            <text:p>           +-LAST--+  +-snumber-(2)+  +-BYTES-(1)+</text:p>
            <text:p>                      +-*----------+</text:p>
            <text:p/>
          </table:table-cell>
          <table:table-cell office:value-type="string" calcext:value-type="string">
            <text:p>           +-FIRST-+  +-1----------+</text:p>
            <text:p>&amp;#x25B6;&amp;#x25B6;--DROP--+-------+--+------------+--+----------+-------&amp;#x25B6;&amp;#x25C4;</text:p>
            <text:p>           +-LAST--+  +-&lt;span class=var&gt;snumber&lt;/span&gt;-(2)+  +-BYTES-(1)+</text:p>
            <text:p>                      +-*----------+</text:p>
            <text:p/>
          </table:table-cell>
          <table:table-cell office:value-type="string" calcext:value-type="string">
            <text:p>&lt;p-note&gt;&lt;ul&gt;</text:p>
            <text:p>  &lt;li&gt; (1) Not CMS</text:p>
            <text:p>  &lt;li&gt; (2) CMS: must be positive.</text:p>
            <text:p>      &lt;br&gt;NetRexx Pipelines: negative reverses FIRST/LAST, so DROP FIRST -3 is the same as DROP LAST 3.</text:p>
            <text:p>&lt;/li&gt;&lt;/ul&gt;&lt;/p-note&gt;</text:p>
            <text:p/>
          </table:table-cell>
          <table:table-cell/>
        </table:table-row>
        <table:table-row table:style-name="ro12">
          <table:table-cell office:value-type="string" calcext:value-type="string">
            <text:p>duplicat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y Records</text:p>
          </table:table-cell>
          <table:table-cell office:value-type="string" calcext:value-type="string">
            <text:p>                       +-1-------+</text:p>
            <text:p> &gt;&gt;--DUPlicate (1)-----+---------+---------&gt;&lt;</text:p>
            <text:p>                       +-snumber-+</text:p>
            <text:p>                       +-*-------+</text:p>
            <text:p/>
          </table:table-cell>
          <table:table-cell office:value-type="string" calcext:value-type="string">
            <text:p>                       +-1-------+</text:p>
            <text:p>&amp;#x25B6;&amp;#x25B6;--DUPlicate (1)-----+---------+---------&amp;#x25B6;&amp;#x25C4;</text:p>
            <text:p>                       +-&lt;span class=var&gt;snumber&lt;/span&gt;-+</text:p>
            <text:p>                       +-*-------+</text:p>
            <text:p/>
          </table:table-cell>
          <table:table-cell office:value-type="string" calcext:value-type="string">
            <text:p>&lt;p-note&gt;&lt;ul&gt;&lt;li&gt;</text:p>
            <text:p> (1) CMS is DUPlicat due to 8-character name limitation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elastic <text:s text:c="8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ffer Sufficient Records to Prevent Stall</text:p>
          </table:table-cell>
          <table:table-cell office:value-type="string" calcext:value-type="string">
            <text:p>&gt;&gt;--ELASTIC----------&gt;&lt;</text:p>
          </table:table-cell>
          <table:table-cell office:value-type="string" calcext:value-type="string">
            <text:p>&amp;#x25B6;&amp;#x25B6;--ELASTIC----------&amp;#x25B6;&amp;#x25C4;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back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n Output Device Driver and Propagate End-of-?le Backward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escape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ert Escape Characters in the Record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6">
          <table:table-cell office:value-type="string" calcext:value-type="string">
            <text:p>fanin <text:s text:c="2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catenate Streams</text:p>
          </table:table-cell>
          <table:table-cell office:value-type="string" calcext:value-type="string">
            <text:p> &gt;&gt;--FANIN--+-------------+-------&gt;&lt;</text:p>
            <text:p>            | ?--------+ |</text:p>
            <text:p>            +----stream-+-+</text:p>
            <text:p/>
          </table:table-cell>
          <table:table-cell office:value-type="string" calcext:value-type="string">
            <text:p>&amp;#x25B6;&amp;#x25B6;--FANIN--+-------------+-------&amp;#x25B6;&amp;#x25C4;</text:p>
            <text:p>            | &amp;#x2B10;--------+ |</text:p>
            <text:p>            +----&lt;span class=var&gt;stream&lt;/span&gt;-+-+</text:p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faninany <text:s text:c="7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y Records from Whichever Input Stream Has One</text:p>
          </table:table-cell>
          <table:table-cell office:value-type="string" calcext:value-type="string">
            <text:p> &gt;&gt;--FANINANY-+------------+-----&gt;&lt;</text:p>
            <text:p>              +-STRICT-(1)-+</text:p>
            <text:p/>
          </table:table-cell>
          <table:table-cell office:value-type="string" calcext:value-type="string">
            <text:p>&amp;#x25B6;&amp;#x25B6;--FANINANY-+------------+-----&amp;#x25B6;&amp;#x25C4;</text:p>
            <text:p>              +-STRICT-(1)-+</text:p>
            <text:p/>
          </table:table-cell>
          <table:table-cell office:value-type="string" calcext:value-type="string">
            <text:p>&lt;p-note&gt;&lt;ul&gt;&lt;li&gt;</text:p>
            <text:p> (1) CMS only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fanintwo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 Records to Primary Output Stream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1">
          <table:table-cell office:value-type="string" calcext:value-type="string">
            <text:p>fanout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y Records from the Primary Input Stream to All Output Streams</text:p>
          </table:table-cell>
          <table:table-cell office:value-type="string" calcext:value-type="string">
            <text:p>             +-STOP--ALLEOF-----------+</text:p>
            <text:p> &gt;&gt;--FANOUT--+------------------------+--------&gt;&lt;</text:p>
            <text:p>             +-STOP--+-ANYEOF-------+-+</text:p>
            <text:p>                     +-IMMEDIATe-(1)+</text:p>
            <text:p>                     +-number-------+</text:p>
            <text:p/>
          </table:table-cell>
          <table:table-cell office:value-type="string" calcext:value-type="string">
            <text:p>             +-STOP--ALLEOF-----------+</text:p>
            <text:p>&amp;#x25B6;&amp;#x25B6;--FANOUT--+------------------------+--------&amp;#x25B6;&amp;#x25C4;</text:p>
            <text:p>             +-STOP--+-ANYEOF-------+-+</text:p>
            <text:p>                     +-IMMEDIATe-(1)+</text:p>
            <text:p>                     +-&lt;span class=var&gt;number&lt;/span&gt;-------+</text:p>
            <text:p/>
          </table:table-cell>
          <table:table-cell office:value-type="string" calcext:value-type="string">
            <text:p>&lt;p-note&gt;&lt;ul&gt;&lt;li&gt;</text:p>
            <text:p>  (1) CMS only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fanoutwo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Records from the Primary Input Stream to Both Output Streams 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fbaread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Blocks from a Fixed Block Architecture Driv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fbawrite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Blocks to a Fixed Block Architecture Driv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9">
          <table:table-cell office:value-type="string" calcext:value-type="string">
            <text:p>fblock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ock Data, Spanning Input Records</text:p>
          </table:table-cell>
          <table:table-cell office:value-type="string" calcext:value-type="string">
            <text:p> &gt;&gt;--FBLOCK--number--+--------+----------------→&lt;</text:p>
            <text:p>                     +--xorc--+</text:p>
            <text:p/>
          </table:table-cell>
          <table:table-cell office:value-type="string" calcext:value-type="string">
            <text:p>&amp;#x25B6;&amp;#x25B6;--FBLOCK--&lt;span class=var&gt;number&lt;/span&gt;--+--------+-----------------&lt;/SPAN&gt;&amp;#x25B6;&amp;#x25C4;</text:p>
            <text:p>                     +--&lt;span class=var&gt;xorc-&lt;/span&gt;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 File</text:p>
          </table:table-cell>
          <table:table-cell office:value-type="string" calcext:value-type="string">
            <text:p>&gt;&gt;--FILE--string--&gt;&lt; </text:p>
          </table:table-cell>
          <table:table-cell office:value-type="string" calcext:value-type="string">
            <text:p>&amp;#x25B6;&amp;#x25B6;--FILE--&lt;span class=var&gt;string&lt;/span&gt;--&amp;#x25B6;&amp;#x25C4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end to or Create a File</text:p>
          </table:table-cell>
          <table:table-cell office:value-type="string" calcext:value-type="string">
            <text:p>&gt;&gt;--FILEA--string--&gt;&lt; </text:p>
          </table:table-cell>
          <table:table-cell office:value-type="string" calcext:value-type="string">
            <text:p>&amp;#x25B6;&amp;#x25B6;--FILEA--&lt;span class=var&gt;string&lt;/span&gt;--&amp;#x25B6;&amp;#x25C4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back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a CMS file backward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filefast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r write a CMS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filer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 File </text:p>
          </table:table-cell>
          <table:table-cell office:value-type="string" calcext:value-type="string">
            <text:p>&gt;&gt;--FILER--string--&gt;&lt;</text:p>
          </table:table-cell>
          <table:table-cell office:value-type="string" calcext:value-type="string">
            <text:p>&amp;#x25B6;&amp;#x25B6;--FILER--&lt;span class=var&gt;string&lt;/span&gt;--&amp;#x25B6;&amp;#x25C4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slow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, Create, or Append to a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filetoken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r Write an SFS File That is Already Open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filew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r Create a File</text:p>
          </table:table-cell>
          <table:table-cell office:value-type="string" calcext:value-type="string">
            <text:p>&gt;&gt;--FILEW--string--&gt;&lt; </text:p>
          </table:table-cell>
          <table:table-cell office:value-type="string" calcext:value-type="string">
            <text:p>&amp;#x25B6;&amp;#x25B6;--FILEW--&lt;span class=var&gt;string&lt;/span&gt;--&amp;#x25B6;&amp;#x25C4;</text:p>
          </table:table-cell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fillup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 Records To Output Streams 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filterpack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age Filter Packag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9">
          <table:table-cell office:value-type="string" calcext:value-type="string">
            <text:p>find <text:s text:c="3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Lines by XEDIT Find Logic</text:p>
          </table:table-cell>
          <table:table-cell office:value-type="string" calcext:value-type="string">
            <text:p> &gt;&gt;-----FIND--+----------+----------&gt;&lt;</text:p>
            <text:p>              +--string--+</text:p>
            <text:p/>
          </table:table-cell>
          <table:table-cell office:value-type="string" calcext:value-type="string">
            <text:p>&amp;#x25B6;&amp;#x25B6;-----FIND--+----------+----------&amp;#x25B6;&amp;#x25C4;</text:p>
            <text:p>              +--&lt;span class=var&gt;string&lt;/span&gt;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fitting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rce or Sink for Copipe Data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fmtfst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 a File Status Table (FST) Entry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9">
          <table:table-cell office:value-type="string" calcext:value-type="string">
            <text:p>frlabel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from the First One with Leading String</text:p>
          </table:table-cell>
          <table:table-cell office:value-type="string" calcext:value-type="string">
            <text:p> &gt;&gt;-----FRLABEL--+---------+---------&gt;&lt;</text:p>
            <text:p>                 +--string-+</text:p>
            <text:p/>
          </table:table-cell>
          <table:table-cell office:value-type="string" calcext:value-type="string">
            <text:p>&amp;#x25B6;&amp;#x25B6;-----FRLABEL--+---------+---------&amp;#x25B6;&amp;#x25C4;</text:p>
            <text:p>                 +--&lt;span class=var&gt;string&lt;/span&gt;-+</text:p>
            <text:p/>
          </table:table-cell>
          <table:table-cell table:number-columns-repeated="2"/>
        </table:table-row>
        <table:table-row table:style-name="ro9">
          <table:table-cell office:value-type="string" calcext:value-type="string">
            <text:p>fromlabel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from the First One with Leading String</text:p>
          </table:table-cell>
          <table:table-cell office:value-type="string" calcext:value-type="string">
            <text:p> &gt;&gt;-----FROMLABEL--+---------+------&gt;&lt;</text:p>
            <text:p>                   +--string-+</text:p>
            <text:p/>
          </table:table-cell>
          <table:table-cell office:value-type="string" calcext:value-type="string">
            <text:p>&amp;#x25B6;&amp;#x25B6;-----FROMLABEL--+---------+------&amp;#x25B6;&amp;#x25C4;</text:p>
            <text:p>                   +--&lt;span class=var&gt;string&lt;/span&gt;-+</text:p>
            <text:p/>
          </table:table-cell>
          <table:table-cell table:number-columns-repeated="2"/>
        </table:table-row>
        <table:table-row table:style-name="ro9">
          <table:table-cell office:value-type="string" calcext:value-type="string">
            <text:p>frtarget <text:s text:c="7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from the First One Selected by Argument Stage</text:p>
          </table:table-cell>
          <table:table-cell office:value-type="string" calcext:value-type="string">
            <text:p> &gt;&gt;--+--FRTARGET----+--stage--+------------+-------&gt;&lt;</text:p>
            <text:p>     +--FROMTARGet--+         +--operands--+</text:p>
            <text:p/>
          </table:table-cell>
          <table:table-cell office:value-type="string" calcext:value-type="string">
            <text:p>&amp;#x25B6;&amp;#x25B6;--+--FRTARGET----+--&lt;span class=var&gt;stage&lt;/span&gt;--+------------+-------&amp;#x25B6;&amp;#x25C4;</text:p>
            <text:p>     +--FROMTARGet--+         +--&lt;span class=var&gt;operands&lt;/span&gt;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scrq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3270 Device Characteristic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fullscrs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 3270 Device Characteristic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9">
          <table:table-cell office:value-type="string" calcext:value-type="string">
            <text:p>gate <text:s text:c="3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s Records Until Stopped</text:p>
          </table:table-cell>
          <table:table-cell office:value-type="string" calcext:value-type="string">
            <text:p> &gt;&gt;--GATE--+----------+-----------&gt;&lt;</text:p>
            <text:p>           +--STRICT--+</text:p>
            <text:p/>
          </table:table-cell>
          <table:table-cell office:value-type="string" calcext:value-type="string">
            <text:p>&amp;#x25B6;&amp;#x25B6;--GATE--+----------+-----------&amp;#x25B6;&amp;#x25C4;</text:p>
            <text:p>           +--STRICT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gather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Records From Input Stream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getfile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d Files</text:p>
          </table:table-cell>
          <table:table-cell office:value-type="string" calcext:value-type="string">
            <text:p>&gt;&gt;--GETfiles---------------------&gt;&lt; </text:p>
          </table:table-cell>
          <table:table-cell office:value-type="string" calcext:value-type="string">
            <text:p>&amp;#x25B6;&amp;#x25B6;--GETfiles---------------------&amp;#x25B6;&amp;#x25C4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overs <text:s text:c="7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he Contents of Objects </text:p>
          </table:table-cell>
          <table:table-cell table:number-columns-repeated="2"/>
          <table:table-cell office:value-type="string" calcext:value-type="string">
            <text:p>&lt;p-note&gt;&lt;ul&gt;&lt;li&gt;</text:p>
            <text:p>Input stream 0 should contain rexx objects.  The getovers stage will</text:p>
            <text:p>output the index and contents of the stem on stream 0.</text:p>
            <text:p> If output stream 1 is connected, the root is placed there.  Any</text:p>
            <text:p>severed streams will cause then stage to exit.  Passing a non rexx</text:p>
            <text:p>object will cause the stage to exit with return code 13.</text:p>
            <text:p/>
            <text:p>&lt;li&gt;Pipes for NetRexx only.</text:p>
            <text:p>&lt;/li&gt;&lt;/ul&gt;&lt;/p-note&gt;</text:p>
            <text:p/>
          </table:table-cell>
          <table:table-cell/>
        </table:table-row>
        <table:table-row table:style-name="ro2">
          <table:table-cell office:value-type="string" calcext:value-type="string">
            <text:p>getstems <text:s text:c="7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he Contents of Members of Stems</text:p>
          </table:table-cell>
          <table:table-cell table:number-columns-repeated="2"/>
          <table:table-cell office:value-type="string" calcext:value-type="string">
            <text:p>&lt;p-note&gt;&lt;ul&gt;&lt;li&gt;</text:p>
            <text:p>Input stream 0 should contain rexx objects containing stems.  The</text:p>
            <text:p>getstems stage will output the contents of the stem on stream 0.</text:p>
            <text:p>If output stream 1 is connected, the root is placed there.  Any</text:p>
            <text:p>severed streams will cause then stage to exit.  Passing a non rexx</text:p>
            <text:p>stem object will cause the stage to exit with return code 13.</text:p>
            <text:p/>
            <text:p>&lt;li&gt;Pipes for NetRexx only.</text:p>
            <text:p>&lt;/li&gt;&lt;/ul&gt;&lt;/p-note&gt;</text:p>
            <text:p/>
          </table:table-cell>
          <table:table-cell/>
        </table:table-row>
        <table:table-row table:style-name="ro6">
          <table:table-cell office:value-type="string" calcext:value-type="string">
            <text:p>hash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or Write a Dictionary</text:p>
          </table:table-cell>
          <table:table-cell table:number-columns-repeated="2"/>
          <table:table-cell office:value-type="string" calcext:value-type="string">
            <text:p>&lt;p-note&gt;&lt;ul&gt;&lt;li&gt;</text:p>
            <text:p>      Pipes for NetRexx only.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help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 Help for Pipelines 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hfs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r Append File in the Hierarchical File System 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hfsdirectory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Contents of a Directory in a Hierarchical File System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hfsquery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Information Obtained from OpenExtensions into the Pipelin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hfsreplace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ace the Contents of a File in the Hierarchical File System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hfsstate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tain Information about Files in the Hierarchical File System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hfsxecute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ue OpenExtensions Request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hlasm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ce to High Level Assembler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hlasmerr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t Assembler Error Messages from the SYSADATA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hole <text:s text:c="3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troy Data</text:p>
          </table:table-cell>
          <table:table-cell office:value-type="string" calcext:value-type="string">
            <text:p>&gt;&gt;--HOLE----------&gt;&lt; </text:p>
          </table:table-cell>
          <table:table-cell office:value-type="string" calcext:value-type="string">
            <text:p>&amp;#x25B6;&amp;#x25B6;--HOLE----------&amp;#x25B6;&amp;#x25C4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byaddr <text:s text:c="5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olve IP Address into Domain and Host Nam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3">
          <table:table-cell office:value-type="string" calcext:value-type="string">
            <text:p>hostbyname <text:s text:c="5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olve a Domain Name into an IP Address</text:p>
          </table:table-cell>
          <table:table-cell office:value-type="string" calcext:value-type="string">
            <text:p> &gt;&gt;--HOSTBYNAME --------------+---------------+--------&gt;&lt;</text:p>
            <text:p>                              +--INCLUDENAME--+  (1)</text:p>
            <text:p/>
          </table:table-cell>
          <table:table-cell office:value-type="string" calcext:value-type="string">
            <text:p>&amp;#x25B6;&amp;#x25B6;--HOSTBYNAME --------------+---------------+--------&amp;#x25B6;&amp;#x25C4;</text:p>
            <text:p>                              +--INCLUDENAME--+  (1)</text:p>
            <text:p/>
          </table:table-cell>
          <table:table-cell office:value-type="string" calcext:value-type="string">
            <text:p><text:span text:style-name="T2">&lt;p-note&gt;&lt;ul&gt;&lt;li&gt;</text:span></text:p>
            <text:p><text:span text:style-name="T2">  (1) Optional parameter not present in CMS Pipelines</text:span></text:p>
            <text:p/>
            <text:p><text:span text:style-name="T2">  &lt;li&gt;Arguments:  INCLUDENAME        - Also include the name of the host on output.</text:span></text:p>
            <text:p/>
            <text:p><text:span text:style-name="T2">                                  &lt;li&gt; Output:   &amp;lt;hostname&amp;gt;/&amp;lt;ip address&amp;gt;</text:span></text:p>
            <text:p><text:span text:style-name="T2">                                   &lt;br&gt;Example:  dns.google/8.8.8.8</text:span></text:p>
            <text:p><text:span text:style-name="T2">&lt;/li&gt;&lt;/ul&gt;&lt;/p-note&gt;</text:span></text:p>
            <text:p/>
          </table:table-cell>
          <table:table-cell/>
        </table:table-row>
        <table:table-row table:style-name="ro6">
          <table:table-cell office:value-type="string" calcext:value-type="string">
            <text:p>hostid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ite TCP/IP Default IP Address</text:p>
          </table:table-cell>
          <table:table-cell office:value-type="string" calcext:value-type="string">
            <text:p> &gt;&gt;--HOSTID----+--------------------+----------------&gt;&lt;</text:p>
            <text:p>               +--USERid--word-(1)--+</text:p>
            <text:p/>
          </table:table-cell>
          <table:table-cell office:value-type="string" calcext:value-type="string">
            <text:p>&amp;#x25B6;&amp;#x25B6;--HOSTID----+--------------------+----------------&amp;#x25B6;&amp;#x25C4;</text:p>
            <text:p>               +--USERid--&lt;span class=var&gt;word&lt;/span&gt;-(1)--+</text:p>
            <text:p/>
          </table:table-cell>
          <table:table-cell office:value-type="string" calcext:value-type="string">
            <text:p>&lt;p-note&gt;&lt;ul&gt;&lt;li&gt;</text:p>
            <text:p>     (1) The USERid option available under CMS Pipelines is not applicable and is ignored in NetRexx Pipelines</text:p>
            <text:p>&lt;/li&gt;&lt;/ul&gt;&lt;/p-note&gt;</text:p>
            <text:p/>
          </table:table-cell>
          <table:table-cell/>
        </table:table-row>
        <table:table-row table:style-name="ro14">
          <table:table-cell office:value-type="string" calcext:value-type="string">
            <text:p>hostname <text:s text:c="7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ite TCP/IP Host Name</text:p>
          </table:table-cell>
          <table:table-cell office:value-type="string" calcext:value-type="string">
            <text:p> &gt;&gt;--HOSTNAME--+-----------------+--+--------------------+---&gt;&lt;</text:p>
            <text:p>               +--INCLUDEIP--(1)-+  +--USERid--word-(2)--+</text:p>
            <text:p/>
          </table:table-cell>
          <table:table-cell office:value-type="string" calcext:value-type="string">
            <text:p>&amp;#x25B6;&amp;#x25B6;--HOSTNAME--+-----------------+--+--------------------+---&amp;#x25B6;&amp;#x25C4;</text:p>
            <text:p>               +--INCLUDEIP--(1)-+  +--USERid-&lt;span class=var&gt;-word&lt;/span&gt;-(2)--+</text:p>
            <text:p/>
          </table:table-cell>
          <table:table-cell office:value-type="string" calcext:value-type="string">
            <text:p>&lt;p-note&gt;&lt;ul&gt;</text:p>
            <text:p>     &lt;li&gt;(1) Optional parameter not present in VM/CMS version</text:p>
            <text:p>     &lt;li&gt;(2) The USERid option available under CMS is not applicable and is ignored in NetRexx Pipelines</text:p>
            <text:p/>
            <text:p>     &lt;li&gt;Arguments:  INCLUDEIP - include the IP address of the system in the response</text:p>
            <text:p>                             in the form &amp;lt;hostname&amp;gt;/&amp;lt;ip address&amp;gt;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httpsplit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HTTP Data Stream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iebcopy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ess IEBCOPY Data Forma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if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ess Records Conditionally <text:s/>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immcmd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the Argument String from Immediate Command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6">
          <table:table-cell office:value-type="string" calcext:value-type="string">
            <text:p>insert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ert String in Records</text:p>
          </table:table-cell>
          <table:table-cell office:value-type="string" calcext:value-type="string">
            <text:p>                              +-BEFORE-+</text:p>
            <text:p> &gt;&gt;--INSERT--delimitedString--+--------+---+-------------+---&gt;&lt;</text:p>
            <text:p>                              +-AFTER--+   +-inputRange--+</text:p>
            <text:p/>
          </table:table-cell>
          <table:table-cell office:value-type="string" calcext:value-type="string">
            <text:p>                              +-BEFORE-+</text:p>
            <text:p>&amp;#x25B6;&amp;#x25B6;--INSERT--&lt;span class=var&gt;delimitedString&lt;/span&gt;--+--------+---+-------------+---&amp;#x25B6;&amp;#x25B6;</text:p>
            <text:p>                              +-AFTER--+   +-&lt;span class=var&gt;inputRange&lt;/span&gt;--+</text:p>
            <text:p/>
          </table:table-cell>
          <table:table-cell office:value-type="string" calcext:value-type="string">
            <text:p>                              +-BEFORE-+</text:p>
            <text:p>&amp;#x25B6;&amp;#x25B6;--INSERT--&lt;span class=var&gt;delimitedString&lt;/span&gt;--+--------+---+-------------+---&amp;#x25B6;&amp;#x25B6;</text:p>
            <text:p>                              +-AFTER--+   +-&lt;span class=var&gt;inputRange&lt;/span&gt;--+</text:p>
            <text:p/>
          </table:table-cell>
          <table:table-cell/>
        </table:table-row>
        <table:table-row table:style-name="ro5">
          <table:table-cell office:value-type="string" calcext:value-type="string">
            <text:p>inside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between Labels</text:p>
          </table:table-cell>
          <table:table-cell office:value-type="string" calcext:value-type="string">
            <text:p> &gt;&gt;--INSIDE---+-------------+--delimitedString--+-number----------+---------&gt;&lt;</text:p>
            <text:p>              +-ANYcase-----+                   +-delimitedString-+</text:p>
            <text:p>              +-CASEANY-----+</text:p>
            <text:p>              +-CASEIGNORE--+</text:p>
            <text:p>              +-IGNORECASE--+</text:p>
            <text:p>              +-CASELESS----+</text:p>
            <text:p/>
          </table:table-cell>
          <table:table-cell office:value-type="string" calcext:value-type="string">
            <text:p>&amp;#x25B6;&amp;#x25B6;--INSIDE---+-------------+--&lt;span class=var&gt;delimitedString&lt;/span&gt;--+-&lt;span class=var&gt;number&lt;/span&gt;----------+---------&amp;#x25B6;&amp;#x25C4;</text:p>
            <text:p>              +-ANYcase-----+                   +-&lt;span class=var&gt;delimitedString&lt;/span&gt;-+</text:p>
            <text:p>              +-CASEANY-----+</text:p>
            <text:p>              +-CASEIGNORE--+</text:p>
            <text:p>              +-IGNORECASE--+</text:p>
            <text:p>              +-CASELESS--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ore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 the File into a storage Buffer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ip2socka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 sockaddr_in Structur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ispf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 ISPF Tabl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jeremy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Write Pipeline Status to the Pipelin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2">
          <table:table-cell office:value-type="string" calcext:value-type="string">
            <text:p>join <text:s text:c="3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in Records</text:p>
          </table:table-cell>
          <table:table-cell office:value-type="string" calcext:value-type="string">
            <text:p>                    +-1-----------------+</text:p>
            <text:p> &gt;&gt;--JOIN-+-------+-+-------------------+--&gt;</text:p>
            <text:p>          +-COUNT-+ +-number------------+</text:p>
            <text:p>                    +-*-----------------+</text:p>
            <text:p>                    +-KEYLENgth--number-+</text:p>
            <text:p/>
            <text:p> &gt;--+-------------------------------+-+--------+--- &gt;&gt;</text:p>
            <text:p>    +-delimitedString-+-----------+-+ +-number-+</text:p>
            <text:p>                      +-TERMinate-+</text:p>
            <text:p/>
          </table:table-cell>
          <table:table-cell office:value-type="string" calcext:value-type="string">
            <text:p>                    +-1-----------------+</text:p>
            <text:p>&amp;#x25B6;&amp;#x25B6;--JOIN-+-------+-+-------------------+--&amp;#x25B6;</text:p>
            <text:p>          +-COUNT-+ +-&lt;span class=var&gt;number&lt;/span&gt;------------+</text:p>
            <text:p>                    +-*-----------------+</text:p>
            <text:p>                    +-KEYLENgth--&lt;span class=var&gt;number&lt;/span&gt;-+</text:p>
            <text:p/>
            <text:p>&amp;#x25B6;--+-------------------------------+-+--------+---&amp;#x25B6;&amp;#x25C4;</text:p>
            <text:p>&amp;#x2002;&amp;#x2004;  +-&lt;span class=var&gt;delimitedString&lt;/span&gt;-+-----------+-+ +-&lt;span class=var&gt;numbe&lt;/span&gt;r-+</text:p>
            <text:p>&amp;#x2002;&amp;#x2004;                    +-TERMinate-+</text:p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joincont <text:s text:c="7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in Continuation Lines</text:p>
          </table:table-cell>
          <table:table-cell office:value-type="string" calcext:value-type="string">
            <text:p>                                         +-TRAILING----------+</text:p>
            <text:p> &gt;&gt;--JOINCONT--+-------------+--+-----+--+-------------------+--+-------+--&gt;</text:p>
            <text:p>               +-ANYCase-----+  +-NOT-+  +-RANGE--inputRange-+  +-DELAY-+</text:p>
            <text:p>               +-CASEANY-----+           +-LEADING-----------+</text:p>
            <text:p>               +-CASEIGNORE--+</text:p>
            <text:p>               +-IGNORECASE--+</text:p>
            <text:p>               +-CASELESS----+</text:p>
            <text:p/>
            <text:p> &gt;-+-------+-delimitedString--+------+--+-----------------+---------------------- &gt;&gt;</text:p>
            <text:p>   +-ANYof-+                  +-KEEP-+  +-delimitedString-+</text:p>
            <text:p/>
          </table:table-cell>
          <table:table-cell office:value-type="string" calcext:value-type="string">
            <text:p>                                         +-TRAILING----------+</text:p>
            <text:p>&amp;#x25B6;&amp;#x25B6;--JOINCONT--+-------------+--+-----+--+-------------------+--+-------+--&amp;#x25B6;</text:p>
            <text:p>               +-ANYCase-----+  +-NOT-+  +-RANGE--&lt;span class=var&gt;inputRange&lt;/span&gt;-+  +-DELAY-+</text:p>
            <text:p>               +-CASEANY-----+           +-LEADING-----------+</text:p>
            <text:p>               +-CASEIGNORE--+</text:p>
            <text:p>               +-IGNORECASE--+</text:p>
            <text:p>               +-CASELESS----+</text:p>
            <text:p/>
            <text:p>&amp;#x25B6;-+-------+-delimitedString--+------+--+-----------------+----------------------&amp;#x25B6;&amp;#x25C4;</text:p>
            <text:p>&amp;#x2002;&amp;#x2004; +-ANYof-+                  +-KEEP-+  +-&lt;span class=var&gt;delimitedString&lt;/span&gt;-+</text:p>
            <text:p/>
          </table:table-cell>
          <table:table-cell table:number-columns-repeated="2"/>
        </table:table-row>
        <table:table-row table:style-name="ro9">
          <table:table-cell office:value-type="string" calcext:value-type="string">
            <text:p>juxtapose <text:s text:c="6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face Record with Marker</text:p>
          </table:table-cell>
          <table:table-cell office:value-type="string" calcext:value-type="string">
            <text:p> &gt;&gt;--JUXTAPOSe----+-------+--------------&gt;&lt;</text:p>
            <text:p>                  +-COUNT-+</text:p>
            <text:p/>
          </table:table-cell>
          <table:table-cell office:value-type="string" calcext:value-type="string">
            <text:p>&amp;#x25B6;&amp;#x25B6;--JUXTAPOSe----+-------+--------------&lt;/SPAN&gt;&amp;#x25B6;&amp;#x25C4;</text:p>
            <text:p>                  +-COUNT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ldrtbls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a Name from the CMS Loader Tabl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listcat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tain Data Set Nam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listdsi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tain Information about Data Set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listispf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Directory of a Partitioned Data Set into the Pipelin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listpds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Directory of a Partitioned Data Set into the Pipelin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listzip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t the Files in a Zipped File</text:p>
          </table:table-cell>
          <table:table-cell office:value-type="string" calcext:value-type="string">
            <text:p>&gt;&gt;---LISTZIP----zipFileName------&gt;&lt; </text:p>
          </table:table-cell>
          <table:table-cell office:value-type="string" calcext:value-type="string">
            <text:p>&amp;#x25B6;&amp;#x25B6;---LISTZIP----&lt;span class=var&gt;zipFileName&lt;/span&gt;------&amp;#x25B6;&amp;#x25C4;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literal <text:s text:c="8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ite the Argument String</text:p>
          </table:table-cell>
          <table:table-cell office:value-type="string" calcext:value-type="string">
            <text:p> &gt;&gt;---LITERAL---+--------+----------&gt;&lt;</text:p>
            <text:p>                +-string-+</text:p>
            <text:p/>
          </table:table-cell>
          <table:table-cell office:value-type="string" calcext:value-type="string">
            <text:p>&amp;#x25B6;&amp;#x25B6;---LITERAL---+--------+----------&amp;#x25B6;&amp;#x25C4;</text:p>
            <text:p>                +-&lt;span class=var&gt;string&lt;/span&gt;-+</text:p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locate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Lines that Contain a String</text:p>
          </table:table-cell>
          <table:table-cell office:value-type="string" calcext:value-type="string">
            <text:p> &gt;&gt;--LOCATE-+-------------+-+-----------+--+-------------+-+-------+---&gt;</text:p>
            <text:p>            +-ANYCase-----+ +-MIXED-(1)-+  +-inputRanges-+ +-ANYof-+</text:p>
            <text:p>            +-CASEANY-----+ +-ONEs--(1)-+</text:p>
            <text:p>            +-CASEIGNORE--+ +-ZEROs-(1)-+</text:p>
            <text:p>            +-IGNORECASE--+</text:p>
            <text:p>            +-CASELESS----+</text:p>
            <text:p/>
            <text:p> &gt;-+-----------------+--- &gt;&gt;</text:p>
            <text:p>   +-delimitedString-+</text:p>
            <text:p/>
          </table:table-cell>
          <table:table-cell office:value-type="string" calcext:value-type="string">
            <text:p>&amp;#x25B6;&amp;#x25B6;--LOCATE-+-------------+-+-----------+--+-------------+-+-------+---&gt;</text:p>
            <text:p>            +-ANYCase-----+ +-MIXED-(1)-+  +-&lt;span class=var&gt;inputRanges&lt;/span&gt;-+ +-ANYof-+</text:p>
            <text:p>            +-CASEANY-----+ +-ONEs--(1)-+</text:p>
            <text:p>            +-CASEIGNORE--+ +-ZEROs-(1)-+</text:p>
            <text:p>            +-IGNORECASE--+</text:p>
            <text:p>            +-CASELESS----+</text:p>
            <text:p/>
            <text:p>&amp;#x25B6;-+-----------------+---&amp;#x25B6;&amp;#x25C4;</text:p>
            <text:p>&amp;#x2002;&amp;#x2004; +-&lt;span class=var&gt;delimitedString&lt;/span&gt;-+</text:p>
            <text:p/>
          </table:table-cell>
          <table:table-cell office:value-type="string" calcext:value-type="string">
            <text:p>&lt;p-note&gt;&lt;ul&gt;</text:p>
            <text:p> (1) Not in NetRexx Pipelines, yet.</text:p>
            <text:p> &lt;/li&gt;&lt;/ul&gt;&lt;/p-note&gt;</text:p>
            <text:p/>
          </table:table-cell>
          <table:table-cell/>
        </table:table-row>
        <table:table-row table:style-name="ro16">
          <table:table-cell office:value-type="string" calcext:value-type="string">
            <text:p>lookup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nd Records in a Reference Using a Key Field</text:p>
          </table:table-cell>
          <table:table-cell office:value-type="string" calcext:value-type="string">
            <text:p> &gt;&gt;--LOOKUP--+-------+--+---------+--+---------+--+--------+-?</text:p>
            <text:p>             +-COUNT-+  +-ANYCASE-+  +-AUTOADD-+  +-BEFORE-+</text:p>
            <text:p/>
            <text:p> &gt;-+---------+--+----------+--+-----------+--+------------+--------&gt;</text:p>
            <text:p>   +-KEYONLY-+  +-SETCOUNT-+  +-INCREMENT-+  +-TRACKCOUNT-+</text:p>
            <text:p/>
            <text:p> &gt;----------------------------+-------------------------+----------&gt;</text:p>
            <text:p>                              +-inputRange-+------------+</text:p>
            <text:p>                                           +-inputRange-+</text:p>
            <text:p/>
            <text:p> &gt;--+---------------------------+--------------------------- &gt;&gt;</text:p>
            <text:p>    +-DETAIL MASTER-------------+</text:p>
            <text:p>    +-DETAIL ALLMASTER PAIRWISE-+</text:p>
            <text:p>    +-DETAIL ALLMASTER----------+</text:p>
            <text:p>    +-DETAIL--------------------+</text:p>
            <text:p>    +-MASTER DETAIL-------------+</text:p>
            <text:p>    +-MASTER--------------------+</text:p>
            <text:p>    +-ALLMASTER DETAIL PAIRWISE-+</text:p>
            <text:p>    +-ALLMASTER DETAIL----------+</text:p>
            <text:p>    +-ALLMASTER-----------------+</text:p>
            <text:p/>
          </table:table-cell>
          <table:table-cell office:value-type="string" calcext:value-type="string">
            <text:p>&amp;#x25B6;&amp;#x25B6;--LOOKUP--+-------+--+---------+--+---------+--+--------+-&amp;#x25B6;</text:p>
            <text:p>             +-COUNT-+  +-ANYCASE-+  +-AUTOADD-+  +-BEFORE-+</text:p>
            <text:p/>
            <text:p>&amp;#x25B6;-+---------+--+----------+--+-----------+--+------------+--------&amp;#x25B6;</text:p>
            <text:p>&amp;#x2002;&amp;#x2004; +-KEYONLY-+  +-SETCOUNT-+  +-INCREMENT-+  +-TRACKCOUNT-+</text:p>
            <text:p/>
            <text:p>&amp;#x25B6;----------------------------+-------------------------+----------&amp;#x25B6;</text:p>
            <text:p>&amp;#x2002;&amp;#x2004;                            +-&lt;span class=var&gt;inputRange&lt;/span&gt;-+------------+</text:p>
            <text:p>&amp;#x2002;&amp;#x2004;                                         +-&lt;span class=var&gt;inputRange&lt;/span&gt;-+</text:p>
            <text:p/>
            <text:p>&amp;#x25B6;--+---------------------------+---------------------------&amp;#x25B6;&amp;#x25C4;</text:p>
            <text:p>&amp;#x2002;&amp;#x2004;  +-DETAIL MASTER-------------+</text:p>
            <text:p>&amp;#x2002;&amp;#x2004;  +-DETAIL ALLMASTER PAIRWISE-+</text:p>
            <text:p>&amp;#x2002;&amp;#x2004;  +-DETAIL ALLMASTER----------+</text:p>
            <text:p>&amp;#x2002;&amp;#x2004;  +-DETAIL--------------------+</text:p>
            <text:p>&amp;#x2002;&amp;#x2004;  +-MASTER DETAIL-------------+</text:p>
            <text:p>&amp;#x2002;&amp;#x2004;  +-MASTER--------------------+</text:p>
            <text:p>&amp;#x2002;&amp;#x2004;  +-ALLMASTER DETAIL PAIRWISE-+</text:p>
            <text:p>&amp;#x2002;&amp;#x2004;  +-ALLMASTER DETAIL----------+</text:p>
            <text:p>&amp;#x2002;&amp;#x2004;  +-ALLMASTER-----------------+</text:p>
            <text:p/>
          </table:table-cell>
          <table:table-cell office:value-type="string" calcext:value-type="string">
            <text:p>&lt;p-note&gt;&lt;ul&gt;</text:p>
            <text:p>   &lt;li&gt;in stream 0 are detail records</text:p>
            <text:p>   &lt;li&gt;in stream 1 are master records</text:p>
            <text:p>   &lt;li&gt;in stream 2 adds to masters</text:p>
            <text:p>   &lt;li&gt;in stream 3 delete from masters</text:p>
            <text:p>   &lt;li&gt;</text:p>
            <text:p>   &lt;li&gt;out stream 0 are matched records</text:p>
            <text:p>   &lt;li&gt;out stream 1 are unmatched detail records</text:p>
            <text:p>   &lt;li&gt;out stream 2 are unmatched or counted master records</text:p>
            <text:p>   &lt;li&gt;out stream 3 deleted masters</text:p>
            <text:p>   &lt;li&gt;out stream 4 duplicate masters</text:p>
            <text:p>   &lt;li&gt;out stream 5 unmatched master deletes</text:p>
            <text:p>   &lt;li&gt;</text:p>
            <text:p>   &lt;li&gt;lookup does not consider an unconnected output stream an error.  It</text:p>
            <text:p>   does proprogate EOFs from output streams.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maclib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te a Macro Library from Stacked Members in a COPY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apmdisk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 Minidisks Into Data spac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ctoasa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 CCW Operation Codes to ASA Carriage Control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diskblk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r Write Minidisk Block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dskrandom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m Access a CMS File on a Mod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dskslow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, Append to, or Create a CMS File on a Mod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dskupdate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ace Records in a File on a Mode 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embers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t Members from a Partitioned Data Se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erge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 Stream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qsc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ue Commands to a WebSphere MQ Queue Manager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9">
          <table:table-cell office:value-type="string" calcext:value-type="string">
            <text:p>nfind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Lines by XEDIT NFind Logic</text:p>
          </table:table-cell>
          <table:table-cell office:value-type="string" calcext:value-type="string">
            <text:p> &gt;&gt;---+-NFIND---+--+----------+----------&gt;&lt;</text:p>
            <text:p>      +-NOTFIND-+  +--string--+</text:p>
            <text:p/>
          </table:table-cell>
          <table:table-cell office:value-type="string" calcext:value-type="string">
            <text:p>&amp;#x25B6;&amp;#x25B6;---+-NFIND---+--+----------+----------&amp;#x25B6;&amp;#x25C4;</text:p>
            <text:p>      +-NOTFIND-+  +--&lt;span class=var&gt;string&lt;/span&gt;--+</text:p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ninsi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Not between Labels</text:p>
          </table:table-cell>
          <table:table-cell office:value-type="string" calcext:value-type="string">
            <text:p> &gt;&gt;-+-NOTINSIDE--+--+------------+--delimitedString--+-number----------+---------&gt;&lt;</text:p>
            <text:p>    +-NINSIDE----+  +-ANYcase----+                   +-delimitedString-+</text:p>
            <text:p>                    +-CASEANY----+</text:p>
            <text:p>                    +-IGNORECASE-+</text:p>
            <text:p>                    +-CASEIGNORE-+</text:p>
            <text:p>                    +-CASELESS---+</text:p>
            <text:p/>
          </table:table-cell>
          <table:table-cell office:value-type="string" calcext:value-type="string">
            <text:p> &amp;#x25B6;&amp;#x25B6;-+-NINSIDE----+--+------------+--&lt;span class=var&gt;delimitedStrin&lt;/span&gt;g--+-&lt;span class=var&gt;number&lt;/span&gt;----------+---------&amp;#x25B6;&amp;#x25C4;</text:p>
            <text:p>    +-NOTINSIDE--+  +-ANYcase----+                   +-&lt;span class=var&gt;delimitedString&lt;/span&gt;-+</text:p>
            <text:p>                    +-CASEANY----+</text:p>
            <text:p>                    +-IGNORECASE-+</text:p>
            <text:p>                    +-CASEIGNORE-+</text:p>
            <text:p>                    +-CASELESS---+</text:p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nlocat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Lines that Do Not Contain a String</text:p>
          </table:table-cell>
          <table:table-cell office:value-type="string" calcext:value-type="string">
            <text:p> &gt;&gt;-+-NLOCATE---+--+-------------+-+-----------+-+-------------+--+-------+--+-----------------+---&gt;&lt;</text:p>
            <text:p>    +-NOTLOCATE-+  +-ANYCase-----+ +-MIXED-(1)-+ +-inputRanges-+  +-ANYof-+  +-delimitedString-+</text:p>
            <text:p>                   +-CASEANY-----+ +-ONEs--(1)-+</text:p>
            <text:p>                   +-CASEIGNORE--+ +-ZEROs-(1)-+</text:p>
            <text:p>                   +-IGNORECASE--+</text:p>
            <text:p>                   +-CASELESS----+</text:p>
            <text:p/>
          </table:table-cell>
          <table:table-cell office:value-type="string" calcext:value-type="string">
            <text:p>&amp;#x25B6;&amp;#x25B6;-+-NLOCATE---+--+-------------+-+-----------+-+-------------+--+-------+--+-----------------+---&amp;#x25B6;&amp;#x25C4;</text:p>
            <text:p>    +-NOTLOCATE-+  +-ANYCase-----+ +-MIXED-(1)-+ +-&lt;span class=var&gt;inputRanges&lt;/span&gt;-+  +-ANYof-+  +-&lt;span class=var&gt;delimitedString&lt;/span&gt;-+</text:p>
            <text:p>                   +-CASEANY-----+ +-ONEs--(1)-+</text:p>
            <text:p>                   +-CASEIGNORE--+ +-ZEROs-(1)-+</text:p>
            <text:p>                   +-IGNORECASE--+</text:p>
            <text:p>                   +-CASELESS----+</text:p>
            <text:p/>
          </table:table-cell>
          <table:table-cell office:value-type="string" calcext:value-type="string">
            <text:p>&lt;p-note&gt;&lt;ul&gt;&lt;li&gt;</text:p>
            <text:p>       (1) Not in NetRexx Pipelines, yet.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noEofBack <text:s text:c="6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s Records and Ignore End-of-file on Output</text:p>
          </table:table-cell>
          <table:table-cell office:value-type="string" calcext:value-type="string">
            <text:p>&gt;&gt;--NOEOFBACK---------&gt;&lt; </text:p>
          </table:table-cell>
          <table:table-cell office:value-type="string" calcext:value-type="string">
            <text:p>&amp;#x25B6;&amp;#x25B6;--NOEOFBACK---------&amp;#x25B6;&amp;#x25C4;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nop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&gt;&gt;--NOP---------&gt;&lt; </text:p>
          </table:table-cell>
          <table:table-cell office:value-type="string" calcext:value-type="string">
            <text:p>&amp;#x25B6;&amp;#x25B6;--NOP---------&amp;#x25B6;&amp;#x25C4; </text:p>
          </table:table-cell>
          <table:table-cell office:value-type="string" calcext:value-type="string">
            <text:p>&lt;p-note&gt;&lt;ul&gt;&lt;li&gt;</text:p>
            <text:p>Pipes for NetRexx only.</text:p>
            <text:p>&lt;/li&gt;&lt;/ul&gt;&lt;/p-note&gt;</text:p>
            <text:p/>
          </table:table-cell>
          <table:table-cell/>
        </table:table-row>
        <table:table-row table:style-name="ro9">
          <table:table-cell office:value-type="string" calcext:value-type="string">
            <text:p>not <text:s text:c="4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 Stage with Output Streams Inverted</text:p>
          </table:table-cell>
          <table:table-cell office:value-type="string" calcext:value-type="string">
            <text:p> &gt;&gt;--NOT--stage--+------------+-------&gt;&lt;</text:p>
            <text:p>                 +--operands--+</text:p>
            <text:p/>
          </table:table-cell>
          <table:table-cell office:value-type="string" calcext:value-type="string">
            <text:p>&amp;#x25B6;&amp;#x25B6;--NOT--&lt;span class=var&gt;stage&lt;/SPAN&gt;--+------------+-------&amp;#x25B6;&amp;#x25C4;</text:p>
            <text:p>                 +--&lt;span class=var&gt;operands&lt;/span&gt;--+</text:p>
            <text:p/>
          </table:table-cell>
          <table:table-cell table:number-columns-repeated="2"/>
        </table:table-row>
        <table:table-row table:style-name="ro9">
          <table:table-cell office:value-type="string" calcext:value-type="string">
            <text:p>notfind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Lines by XEDIT NFind Logic</text:p>
          </table:table-cell>
          <table:table-cell office:value-type="string" calcext:value-type="string">
            <text:p> &gt;&gt;---+-NOTFIND-+--+----------+---------&gt;&lt;</text:p>
            <text:p>      +-NFIND---+  +--string--+</text:p>
            <text:p/>
          </table:table-cell>
          <table:table-cell office:value-type="string" calcext:value-type="string">
            <text:p>      +-NFIND---+  +--&lt;span class=var&gt;string&lt;/span&gt;--+</text:p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notinsid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Not between Labels</text:p>
          </table:table-cell>
          <table:table-cell office:value-type="string" calcext:value-type="string">
            <text:p> &gt;&gt;-+-NOTINSIDE--+--+------------+--delimitedString--+-number----------+-----&gt;&lt;</text:p>
            <text:p>    +-NINSIDE----+  +-ANYcase----+                   +-delimitedString-+</text:p>
            <text:p>                    +-CASEANY----+</text:p>
            <text:p>                    +-IGNORECASE-+</text:p>
            <text:p>                    +-CASEIGNORE-+</text:p>
            <text:p>                    +-CASELESS---+</text:p>
            <text:p/>
          </table:table-cell>
          <table:table-cell office:value-type="string" calcext:value-type="string">
            <text:p>&amp;#x25B6;&amp;#x25B6;-+-NOTINSIDE--+--+------------+--&lt;span class=var&gt;delimitedString&lt;/span&gt;--+-&lt;span class=var&gt;number&lt;/span&gt;----------+-----&amp;#x25B6;&amp;#x25C4;</text:p>
            <text:p>    +-NINSIDE----+  +-ANYcase----+                   +-&lt;span class=var&gt;delimitedString&lt;/span&gt;-+</text:p>
            <text:p>                    +-CASEANY----+</text:p>
            <text:p>                    +-IGNORECASE-+</text:p>
            <text:p>                    +-CASEIGNORE-+</text:p>
            <text:p>                    +-CASELESS---+</text:p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notlocate <text:s text:c="6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Lines that Do Not Contain a String</text:p>
          </table:table-cell>
          <table:table-cell office:value-type="string" calcext:value-type="string">
            <text:p> &gt;&gt;-+-NOTLOCATE-+--+-------------+-+-----------+-+-------------+--+-------+--+-----------------+---&gt;&lt;</text:p>
            <text:p>    +-NLOCATE---+  +-ANYCase-----+ +-MIXED-(1)-+ +-inputRanges-+  +-ANYof-+  +-delimitedString-+</text:p>
            <text:p>                   +-CASEANY-----+ +-ONEs--(1)-+</text:p>
            <text:p>                   +-CASEIGNORE--+ +-ZEROs-(1)-+</text:p>
            <text:p>                   +-IGNORECASE--+</text:p>
            <text:p>                   +-CASELESS----+</text:p>
            <text:p/>
          </table:table-cell>
          <table:table-cell office:value-type="string" calcext:value-type="string">
            <text:p>&amp;#x25B6;&amp;#x25B6;-+-NOTLOCATE-+--+-------------+-+-----------+-+-------------+--+-------+--+-----------------+---&amp;#x25B6;&amp;#x25C4;</text:p>
            <text:p>    +-NLOCATE---+  +-ANYCase-----+ +-MIXED-(1)-+ +-&lt;span class=var&gt;inputRanges&lt;/span&gt;-+  +-ANYof-+  +-&lt;span class=var&gt;delimitedString&lt;/span&gt;-+</text:p>
            <text:p>                   +-CASEANY-----+ +-ONEs--(1)-+</text:p>
            <text:p>                   +-CASEIGNORE--+ +-ZEROs-(1)-+</text:p>
            <text:p>                   +-IGNORECASE--+</text:p>
            <text:p>                   +-CASELESS----+</text:p>
            <text:p/>
          </table:table-cell>
          <table:table-cell office:value-type="string" calcext:value-type="string">
            <text:p>&lt;p-note&gt;&lt;ul&gt;&lt;li&gt;</text:p>
            <text:p>       (1) Not in NetRexx Pipelines, yet.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nucext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 a Nucleus Extension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optcdj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te Table Reference Character (TRC)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5">
          <table:table-cell office:value-type="string" calcext:value-type="string">
            <text:p>outside <text:s text:c="8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Not between Labels</text:p>
          </table:table-cell>
          <table:table-cell office:value-type="string" calcext:value-type="string">
            <text:p> &gt;&gt;--OUTSIDE--+------------+--string--+--n------+------&gt;&lt;</text:p>
            <text:p>              +-ANYcase----+          +--string-+</text:p>
            <text:p>              +-CASEANY----+</text:p>
            <text:p>              +-CASEIGNORE-+</text:p>
            <text:p>              +-IGNORECASE-+</text:p>
            <text:p>              +-CASELESS---+</text:p>
            <text:p/>
          </table:table-cell>
          <table:table-cell office:value-type="string" calcext:value-type="string">
            <text:p>&amp;#x25B6;&amp;#x25B6;--OUTSIDE--+------------+--&lt;span class=var&gt;string&lt;/span&gt;--+--&lt;span class=var&gt;n&lt;/span&gt;------+------&amp;#x25B6;&amp;#x25C4;</text:p>
            <text:p>              +-ANYcase----+          +--&lt;span class=var&gt;string&lt;/span&gt;-+</text:p>
            <text:p>              +-CASEANY----+</text:p>
            <text:p>              +-CASEIGNORE-+</text:p>
            <text:p>              +-IGNORECASE-+</text:p>
            <text:p>              +-CASELESS-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tore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load a File from a storage Buffer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5">
          <table:table-cell office:value-type="string" calcext:value-type="string">
            <text:p>overlay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lay Data from Input Streams</text:p>
          </table:table-cell>
          <table:table-cell office:value-type="string" calcext:value-type="string">
            <text:p>                 +-NOHOLD-(1)-+ +-PAD-(1)+ +-BLANK----+</text:p>
            <text:p> &gt;&gt;--OVERlay-(1)-+------------+-+--------+-+----------+-----&gt;</text:p>
            <text:p>                 +-HOLD-(1)---+            +-xorc-----+</text:p>
            <text:p>                                           +-SPACE-(1)+</text:p>
            <text:p/>
            <text:p/>
            <text:p> &gt;--+--------------------------+-+-------------------------------+-- &gt;&gt;</text:p>
            <text:p>    +-TRANSparent-+-xorc--+-(1)+ +-STRING--delimitedString-(1)(2)+</text:p>
            <text:p>                  +-BLANK-+</text:p>
            <text:p>                  +-SPACE-+</text:p>
            <text:p/>
          </table:table-cell>
          <table:table-cell office:value-type="string" calcext:value-type="string">
            <text:p>                 +-NOHOLD-(1)-+ +-PAD-(1)+ +-BLANK----+</text:p>
            <text:p>&amp;#x25B6;&amp;#x25B6;--OVERlay-(1)-+------------+-+--------+-+----------+-----&amp;#x25B6;</text:p>
            <text:p>                 +-HOLD-(1)---+            +-&lt;span class=var&gt;xorc&lt;/span&gt;-----+</text:p>
            <text:p>                                           +-SPACE-(1)+</text:p>
            <text:p/>
            <text:p/>
            <text:p>&amp;#x25B6;--+--------------------------+-+-------------------------------+--&amp;#x25B6;&amp;#x25C4;</text:p>
            <text:p>&amp;#x2002;&amp;#x2004;  +-TRANSparent-+-&lt;span class=var&gt;xorc&lt;/span&gt;--+-(1)+ +-STRING--&lt;span class=var&gt;delimitedString&lt;/span&gt;-(1)(2)+</text:p>
            <text:p>&amp;#x2002;&amp;#x2004;                +-BLANK-+</text:p>
            <text:p>&amp;#x2002;&amp;#x2004;                +-SPACE-+</text:p>
            <text:p/>
          </table:table-cell>
          <table:table-cell office:value-type="string" calcext:value-type="string">
            <text:p>&lt;p-note&gt;&lt;ul&gt;&lt;li&gt;</text:p>
            <text:p>   HOLD keeps the last record from each stream, except primary, and uses it if the stream ends.</text:p>
            <text:p>   &lt;li&gt;TRANSPARENT means that character can be different from the PAD character.</text:p>
            <text:p>    &lt;br&gt; If omitted, it is the same as PAD character.</text:p>
            <text:p>   &lt;li&gt;dstream can be used instead of a non-primary stream.</text:p>
            <text:p/>
            <text:p>   &lt;li&gt;(1) NetRexx Pipelines only</text:p>
            <text:p>   &lt;li&gt;(2) same as highest (+1) stream; implies HOLD</text:p>
            <text:p/>
            <text:p>&lt;/li&gt;&lt;/ul&gt;&lt;/p-note&gt;</text:p>
            <text:p/>
          </table:table-cell>
          <table:table-cell/>
        </table:table-row>
        <table:table-row table:style-name="ro6">
          <table:table-cell office:value-type="string" calcext:value-type="string">
            <text:p>overla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lay Data from Input Streams</text:p>
          </table:table-cell>
          <table:table-cell office:value-type="string" calcext:value-type="string">
            <text:p>             +-BLANK-+</text:p>
            <text:p> &gt;&gt;--OVERlay-+-------+----------&gt;&lt;</text:p>
            <text:p>             +-xorc--+</text:p>
            <text:p/>
          </table:table-cell>
          <table:table-cell office:value-type="string" calcext:value-type="string">
            <text:p>             +-BLANK-+</text:p>
            <text:p>&amp;#x25B6;&amp;#x25B6;--OVERlay-+-------+----------&amp;#x25B6;&amp;#x25C4;</text:p>
            <text:p>             +-&lt;span class=var&gt;xorc&lt;/span&gt;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str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ess Overstruck Lin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pack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 Records as Done by XEDIT and COPY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2">
          <table:table-cell office:value-type="string" calcext:value-type="string">
            <text:p>pad <text:s text:c="4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and Short Records</text:p>
          </table:table-cell>
          <table:table-cell office:value-type="string" calcext:value-type="string">
            <text:p>        +-Right-+                                 +-BLANK-+</text:p>
            <text:p> &gt;&gt;-PAD-+-------+--+-------------------+--number--+-------+--&gt;&lt;</text:p>
            <text:p>        +-Left--+  +-+--------+-MODULO-+          +-xorc--+</text:p>
            <text:p>                     +-number-+</text:p>
            <text:p/>
          </table:table-cell>
          <table:table-cell office:value-type="string" calcext:value-type="string">
            <text:p>        +-Right-+                                 +-BLANK-+</text:p>
            <text:p>&amp;#x25B6;&amp;#x25B6;-PAD-+-------+--+-------------------+--&lt;span class=var&gt;number&lt;/span&gt;--+-------+--&amp;#x25B6;&amp;#x25C4;</text:p>
            <text:p>        +-Left--+  +-+--------+-MODULO-+          +-&lt;span class=var&gt;xorc&lt;/span&gt;--+</text:p>
            <text:p>                     +-&lt;span class=var&gt;number&lt;/span&gt;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parcel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 Input Stream Into Record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pause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al a Pause Even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pdsdirect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Directory Information from a CMS Simulated Partitioned Data Se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7">
          <table:table-cell office:value-type="string" calcext:value-type="string">
            <text:p>pick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ect Lines that Satisfy a Relation</text:p>
          </table:table-cell>
          <table:table-cell office:value-type="string" calcext:value-type="string">
            <text:p>           +-NOPAD----+</text:p>
            <text:p> &gt;&gt;--PICK--+----------+--+------------+--+------------+--+-==--+--+-----------------+--&gt;&lt;</text:p>
            <text:p>           +-PAD-xorc-+  +-ANYcase-(1)+  +-inputRange-+  +-^==-+  +-inputRange------+</text:p>
            <text:p>                         +-CASEANY----+                  +-&lt;&lt;--+  +-delimitedString-+</text:p>
            <text:p>                         +-CASEIGNORE-+                  +-&lt;&lt;=-+</text:p>
            <text:p>                         +-CASELESS---+                  +-&gt;&gt;--+</text:p>
            <text:p>                         +-IGNORECASE-+                  +-&gt;&gt;=-+</text:p>
            <text:p>                                                         +-\==-+(2)</text:p>
            <text:p>                                                         +-/==-+</text:p>
            <text:p>                                                         +-=---+</text:p>
            <text:p>                                                         +-^=--+</text:p>
            <text:p>                                                         +-&lt;---+</text:p>
            <text:p>                                                         +-&lt;=--+</text:p>
            <text:p>                                                         +-&gt;---+</text:p>
            <text:p>                                                         +-&gt;=--+</text:p>
            <text:p>                                                         +-\=--+(2)</text:p>
            <text:p>                                                         +-/=--+</text:p>
            <text:p/>
          </table:table-cell>
          <table:table-cell office:value-type="string" calcext:value-type="string">
            <text:p>           +-NOPAD----+</text:p>
            <text:p>&amp;#x25B6;&amp;#x25B6;--PICK--+----------+--+------------+--+------------+--+-==--+--+-----------------+--&amp;#x25B6;&amp;#x25C4;</text:p>
            <text:p>           +-PAD-&lt;span class=var&gt;xorc&lt;/span&gt;-+  +-ANYcase-(1)+  +-inputRange-+  +-^==-+  +-&lt;span class=var&gt;inputRange&lt;/span&gt;------+</text:p>
            <text:p>                         +-CASEANY----+                  +-&amp;lt;&amp;lt;--+  +-&lt;span class=var&gt;delimitedString&lt;/span&gt;-+</text:p>
            <text:p>                         +-CASEIGNORE-+                  +-&amp;lt;&amp;lt;=-+</text:p>
            <text:p>                         +-CASELESS---+                  +-&amp;gt;&amp;gt;--+</text:p>
            <text:p>                         +-IGNORECASE-+                  +-&amp;gt;&amp;gt;=-+</text:p>
            <text:p>                                                         +-\==-+(2)</text:p>
            <text:p>                                                         +-/==-+</text:p>
            <text:p>                                                         +-=---+</text:p>
            <text:p>                                                         +-^=--+</text:p>
            <text:p>                                                         +-&amp;lt;---+</text:p>
            <text:p>                                                         +-&amp;lt;=--+</text:p>
            <text:p>                                                         +-&amp;gt;---+</text:p>
            <text:p>                                                         +-&amp;gt;=--+</text:p>
            <text:p>                                                         +-\=--+(2)</text:p>
            <text:p>                                                         +-/=--+</text:p>
            <text:p/>
          </table:table-cell>
          <table:table-cell office:value-type="string" calcext:value-type="string">
            <text:p>&lt;p-note&gt;&lt;ul&gt;&lt;li&gt;</text:p>
            <text:p>  (1) Can be before PAD/NOPAD. Depreciated.</text:p>
            <text:p>  &lt;li&gt;(2) The backslash (\) may need to be escaped, doubled, in some systems shells.</text:p>
            <text:p>&lt;/li&gt;&lt;/ul&gt;&lt;/p-note&gt;</text:p>
            <text:p/>
          </table:table-cell>
          <table:table-cell/>
        </table:table-row>
        <table:table-row table:style-name="ro18">
          <table:table-cell office:value-type="string" calcext:value-type="string">
            <text:p>pick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Lines that Satisfy a Relation</text:p>
          </table:table-cell>
          <table:table-cell office:value-type="string" calcext:value-type="string">
            <text:p>            +-NOPAD-----+</text:p>
            <text:p> &gt;&gt;--PICK---+-----------+--+------------+----&gt;</text:p>
            <text:p>            +-PAD--xorc-+  +-ANYcase----+</text:p>
            <text:p>                           +-CASEANY----+</text:p>
            <text:p>                           +-CASEIGNORE-+</text:p>
            <text:p>                           +-CASELESS---+</text:p>
            <text:p>                           +-IGNORECASE-+</text:p>
            <text:p/>
            <text:p> &gt;--+--+---------------------+---| List |-+-- &gt;&gt;</text:p>
            <text:p>    |  +-+-FROM-+--+-------+-+            |</text:p>
            <text:p>    |  | +-TO---+  +-AFTER-+ |            |</text:p>
            <text:p>    |  +-WHILE---------------+            |</text:p>
            <text:p>    +-| Fromto |--------------------------+</text:p>
            <text:p/>
            <text:p> Fromto:</text:p>
            <text:p> |--FROM--+-------+--| List |--+-TO-+-------+--| List |-+--|</text:p>
            <text:p>          +-AFTER-+            |    +-AFTER-+           |</text:p>
            <text:p>                               +-COUNT--number----------+</text:p>
            <text:p/>
            <text:p> List:</text:p>
            <text:p> |--+-------------------+--| Test |--|</text:p>
            <text:p>    +-| List |--+-AND-+-+</text:p>
            <text:p>                +-OR--+</text:p>
            <text:p/>
            <text:p> Test:</text:p>
            <text:p> |--| RangeString |--+--| NonEqualOp |--| RangeString |--+--|</text:p>
            <text:p>                     +--| EqualOp |----| CommaList |-----+</text:p>
            <text:p/>
            <text:p> CommaList:</text:p>
            <text:p>    ?---,---------------+</text:p>
            <text:p> |-----| RangeString |--+--|</text:p>
            <text:p/>
            <text:p> RangeString:</text:p>
            <text:p> |--+-inputRange-------+--|</text:p>
            <text:p>    +-delimitedString--+</text:p>
            <text:p>    +-number+----------+</text:p>
            <text:p/>
            <text:p> Character Operators:</text:p>
            <text:p>  == ^== \== /== &lt;&lt; &lt;&lt;= &gt;&gt; &gt;&gt;= IN NOTIN</text:p>
            <text:p/>
            <text:p> Numeric Operators</text:p>
            <text:p>  = ^= &lt; &lt;= &gt; &gt;=</text:p>
            <text:p/>
          </table:table-cell>
          <table:table-cell office:value-type="string" calcext:value-type="string">
            <text:p>            +-NOPAD-----+</text:p>
            <text:p>&amp;#x25B6;&amp;#x25B6;--PICK---+-----------+--+------------+----&amp;#x25B6;</text:p>
            <text:p>            +-PAD--&lt;span class=var&gt;xorc&lt;/span&gt;-+  +-ANYcase----+</text:p>
            <text:p>                           +-CASEANY----+</text:p>
            <text:p>                           +-CASEIGNORE-+</text:p>
            <text:p>                           +-CASELESS---+</text:p>
            <text:p>                           +-IGNORECASE-+</text:p>
            <text:p/>
            <text:p>&amp;#x25B6;--+--+---------------------+---| List |-+--&amp;#x25B6;&amp;#x25C4;</text:p>
            <text:p>&amp;#x2002;&amp;#x2004;  |  +-+-FROM-+--+-------+-+            |</text:p>
            <text:p>&amp;#x2002;&amp;#x2004;  |  | +-TO---+  +-AFTER-+ |            |</text:p>
            <text:p>&amp;#x2002;&amp;#x2004;  |  +-WHILE---------------+            |</text:p>
            <text:p>&amp;#x2002;&amp;#x2004;  +-| Fromto |--------------------------+</text:p>
            <text:p/>
            <text:p> &lt;span class=def&gt;Fromto&lt;/span&gt;:</text:p>
            <text:p> |--FROM--+-------+--| List |--+-TO-+-------+--| List |-+--|</text:p>
            <text:p>          +-AFTER-+            |    +-AFTER-+           |</text:p>
            <text:p>                               +-COUNT--&lt;span class=var&gt;number&lt;/span&gt;----------+</text:p>
            <text:p/>
            <text:p> &lt;span class=def&gt;List&lt;/span&gt;:</text:p>
            <text:p> |--+-------------------+--| Test |--|</text:p>
            <text:p>    +-| List |--+-AND-+-+</text:p>
            <text:p>                +-OR--+</text:p>
            <text:p/>
            <text:p> &lt;span class=def&gt;Test&lt;/span&gt;:</text:p>
            <text:p> |--| RangeString |--+--| NonEqualOp |--| RangeString |--+--|</text:p>
            <text:p>                     +--| EqualOp |----| CommaList |-----+</text:p>
            <text:p/>
            <text:p> &lt;span class=def&gt;CommaList&lt;/span&gt;:</text:p>
            <text:p>    &amp;#x2B10;---,---------------+</text:p>
            <text:p> |-----| RangeString |--+--|</text:p>
            <text:p/>
            <text:p> &lt;span class=def&gt;RangeString&lt;/span&gt;:</text:p>
            <text:p> |--+-inputRange-------+--|</text:p>
            <text:p>    +-delimitedString--+</text:p>
            <text:p>    +-number+----------+</text:p>
            <text:p/>
            <text:p> &lt;span class=def&gt;Character Operators&lt;/span&gt;:</text:p>
            <text:p>  == ^== \== /== &amp;lt;&amp;lt; &amp;lt;&amp;lt;= &amp;gt;&amp;gt; &amp;gt;&amp;gt;= IN NOTIN</text:p>
            <text:p/>
            <text:p> &lt;span class=def&gt;Numeric Operators&lt;/span&gt;</text:p>
            <text:p>  = ^= &amp;lt; &amp;lt;= &amp;gt; &amp;gt;=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pipcmd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ue Pipeline Command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pipestop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te Stages Waiting for an External Even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polish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se Polish Expression Parser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predselect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Destructive Test of Record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preface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Output from a Device Driver before Data on the Primary Input Stream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5">
          <table:table-cell office:value-type="string" calcext:value-type="string">
            <text:p>prefix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 and Run a Stage First, Before Continuing</text:p>
          </table:table-cell>
          <table:table-cell office:value-type="string" calcext:value-type="string">
            <text:p>&gt;&gt;--PREFIX---string--------------&gt;&lt; </text:p>
          </table:table-cell>
          <table:table-cell office:value-type="string" calcext:value-type="string">
            <text:p>&amp;#x25B6;&amp;#x25B6;--PREFIX---&lt;span class=var&gt;string&lt;/span&gt;--------------&amp;#x25B6;&amp;#x25C4;</text:p>
          </table:table-cell>
          <table:table-cell office:value-type="string" calcext:value-type="string">
            <text:p>&lt;p-note&gt;&lt;ul&gt;&lt;li&gt;</text:p>
            <text:p>Blocks its primary input and excutes stage supplied as an argument.  The</text:p>
            <text:p>output from this stage are put to the primary output stream.  When its</text:p>
            <text:p>compete the primary input is shorted.</text:p>
            <text:p/>
            <text:p>&lt;li&gt;Not implemented in CMS Pipelines.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printmc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 Lin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punch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h Card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qpdecode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de to Quoted-printable Forma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qpencode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 to Quoted-printable Forma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qsam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r Write Physical Sequential Data Set through a DCB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5">
          <table:table-cell office:value-type="string" calcext:value-type="string">
            <text:p>query <text:s text:c="2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tain Information From Pipelines</text:p>
          </table:table-cell>
          <table:table-cell office:value-type="string" calcext:value-type="string">
            <text:p>            +-VERSION------+</text:p>
            <text:p> &gt;&gt;--Query--+--------------+-----------&gt;&lt;</text:p>
            <text:p>            +-LEVEL--------+</text:p>
            <text:p>            +-SOURCE-(1)---+</text:p>
            <text:p>            +-MSGLEVEL-(2)-+</text:p>
            <text:p>            +-MSGLIST-(2)--+</text:p>
            <text:p/>
          </table:table-cell>
          <table:table-cell office:value-type="string" calcext:value-type="string">
            <text:p>            +-VERSION------+</text:p>
            <text:p>&amp;#x25B6;&amp;#x25B6;--Query--+--------------+-----------&amp;#x25B6;&amp;#x25C4;</text:p>
            <text:p>            +-LEVEL--------+</text:p>
            <text:p>            +-SOURCE-(1)---+</text:p>
            <text:p>            +-MSGLEVEL-(2)-+</text:p>
            <text:p>            +-MSGLIST-(2)--+</text:p>
            <text:p/>
          </table:table-cell>
          <table:table-cell office:value-type="string" calcext:value-type="string">
            <text:p>&lt;p-note&gt;&lt;ul&gt;&lt;li&gt;</text:p>
            <text:p>   (1) Not CMS</text:p>
            <text:p>   &lt;li&gt;(2) Not NetRexx Pipelines</text:p>
            <text:p>&lt;/li&gt;&lt;/ul&gt;&lt;/p-note&gt;</text:p>
            <text:p/>
          </table:table-cell>
          <table:table-cell/>
        </table:table-row>
        <table:table-row table:style-name="ro12">
          <table:table-cell office:value-type="string" calcext:value-type="string">
            <text:p>random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te Pseudorandom Numbers</text:p>
          </table:table-cell>
          <table:table-cell office:value-type="string" calcext:value-type="string">
            <text:p> &gt;&gt;--RANDOM--+---------------------------------+----&gt;&lt;</text:p>
            <text:p>             | +-*----------+  +-*-----------+ |</text:p>
            <text:p>             +-+-max_number-+--+-------------+-+</text:p>
            <text:p>                               +-seed_number-+</text:p>
            <text:p/>
          </table:table-cell>
          <table:table-cell office:value-type="string" calcext:value-type="string">
            <text:p>&amp;#x25B6;&amp;#x25B6;--RANDOM--+---------------------------------+----&amp;#x25B6;&amp;#x25C4;</text:p>
            <text:p>             | +-*----------+  +-*-----------+ |</text:p>
            <text:p>             +-+-&lt;span class=var&gt;max_number&lt;/span&gt;-+--+-------------+-+</text:p>
            <text:p>                               +-&lt;span class=var&gt;seed_number&lt;/span&gt;-+</text:p>
            <text:p/>
          </table:table-cell>
          <table:table-cell office:value-type="string" calcext:value-type="string">
            <text:p>&lt;p-note&gt;&lt;ul&gt;&lt;li&gt;</text:p>
            <text:p>  NetRexx Pipelines will be a different sequence than CMS gives with the same seed.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reader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from a Virtual Card Reader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readpds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Members from a Partitioned Data Se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retab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ace Runs of Blanks with Tabulate Character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reverse <text:s text:c="8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erse Contents of Records</text:p>
          </table:table-cell>
          <table:table-cell office:value-type="string" calcext:value-type="string">
            <text:p>&gt;&gt;--REVERSE--------------------&gt;&lt; </text:p>
          </table:table-cell>
          <table:table-cell office:value-type="string" calcext:value-type="string">
            <text:p>&amp;#x25B6;&amp;#x25B6;--REVERSE--------------------&amp;#x25B6;&amp;#x25C4;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x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 REXX Program to Process Data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rexxvars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ieve Variables from a REXX or CLIST Variable Pool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runpipe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ue Pipelines, Intercepting Messag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cm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gn REXX Comment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ec2greg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 Seconds Since Epoch to Gregorian Timestamp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2">
          <table:table-cell office:value-type="string" calcext:value-type="string">
            <text:p>serialize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Objects to a Single Text String</text:p>
          </table:table-cell>
          <table:table-cell table:number-columns-repeated="2"/>
          <table:table-cell office:value-type="string" calcext:value-type="string">
            <text:p>&lt;p-note&gt;&lt;ul&gt;&lt;li&gt;</text:p>
            <text:p> {class} if class is specified deserialize input to objects of this type</text:p>
            <text:p> otherwise serialize input objects.</text:p>
            <text:p/>
            <text:p> &lt;li&gt;Pipes for NetRexx only.</text:p>
            <text:p/>
            <text:p> &lt;li&gt;For some reason readObject does not like more than one object network</text:p>
            <text:p> in its stream.  Block multiple objects.  see examples/sertest.njp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sfsback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an SFS File Backward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fsdirectory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Files in an SFS Directory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fsrandom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m Access an SFS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fsupdate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ace Records in an SFS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nake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 Multicolumn Page Layou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ocka2ip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 sockaddr_in Structur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1">
          <table:table-cell office:value-type="string" calcext:value-type="string">
            <text:p>sort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Records</text:p>
          </table:table-cell>
          <table:table-cell office:value-type="string" calcext:value-type="string">
            <text:p>                                                       +-Ascending-(1)-+</text:p>
            <text:p> &gt;&gt;--SORT--+-----------------------------+--+-------+--+---------------+--&gt;&lt;</text:p>
            <text:p>           |   +-REXX-----+  +-10000-+   |  +-range-+  +-Descending-(1)+</text:p>
            <text:p>           +-(-+----------+--+-------+-)-+</text:p>
            <text:p>               +-class-(2)+  +-size--+</text:p>
            <text:p/>
          </table:table-cell>
          <table:table-cell office:value-type="string" calcext:value-type="string">
            <text:p>&amp;#x25B6;&amp;#x25B6;--SORT--+-----------------------------+--+-------+--+---------------+--&amp;#x25B6;&amp;#x25C4;</text:p>
            <text:p>           |   +-REXX-----+  +-10000-+   |  +-&lt;span class=var&gt;range&lt;/span&gt;-+  +-Descending-(1)+</text:p>
            <text:p>           +-(-+----------+--+-------+-)-+</text:p>
            <text:p>               +-&lt;span class=var&gt;class&lt;/span&gt;-(2)+  +-&lt;span class=var&gt;size&lt;/span&gt;--+</text:p>
            <text:p/>
          </table:table-cell>
          <table:table-cell office:value-type="string" calcext:value-type="string">
            <text:p>&lt;p-note&gt;&lt;ul&gt;&lt;li&gt;</text:p>
            <text:p>     (1) May come before range, for backwards compatability.</text:p>
            <text:p>     &lt;li&gt;(2) requires that you implement another sortClass with a name begining with 'sort'</text:p>
            <text:p>&lt;/li&gt;&lt;/ul&gt;&lt;/p-note&gt;</text:p>
            <text:p/>
          </table:table-cell>
          <table:table-cell/>
        </table:table-row>
        <table:table-row table:style-name="ro19">
          <table:table-cell office:value-type="string" calcext:value-type="string">
            <text:p>sort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Records</text:p>
          </table:table-cell>
          <table:table-cell office:value-type="string" calcext:value-type="string">
            <text:p>                      +-NOPAD----+</text:p>
            <text:p> &gt;&gt;--SORT-+--------+--+----------+--+---------+---&gt;</text:p>
            <text:p>          +-COUNT--+  +-PAD-xorc-+  +-ANYcase-+</text:p>
            <text:p>          +-UNIQue-+</text:p>
            <text:p/>
            <text:p>    +-Ascending------------------------------------+</text:p>
            <text:p> &gt;--+----------------------------------------------+--- &gt;&gt;</text:p>
            <text:p>    +-Descending-----------------------------------+</text:p>
            <text:p>    | +-----------------------------------------+  |</text:p>
            <text:p>    | |            +-Ascending--+               |  |</text:p>
            <text:p>    +-v-inputRange-+------------+--+----------+-+--+</text:p>
            <text:p>                   +-Descending-+  +-NOPAD----+</text:p>
            <text:p>                                   +-PAD-xorc-+</text:p>
            <text:p/>
          </table:table-cell>
          <table:table-cell table:number-columns-repeated="3"/>
        </table:table-row>
        <table:table-row table:style-name="ro14">
          <table:table-cell office:value-type="string" calcext:value-type="string">
            <text:p>sortClass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face Class for Generic Sort Objects</text:p>
          </table:table-cell>
          <table:table-cell table:number-columns-repeated="2"/>
          <table:table-cell office:value-type="string" calcext:value-type="string">
            <text:p>&lt;p-note&gt;&lt;ul&gt;&lt;li&gt;</text:p>
            <text:p>This is an interface class to allow a generic sort routine to handle</text:p>
            <text:p>objects of different type.  Currently it is implemented by</text:p>
            <text:p>sortRexx, which will sort rexx objects.</text:p>
            <text:p/>
            <text:p>&lt;li&gt;Pipes for NetRexx only.</text:p>
            <text:p>&lt;/li&gt;&lt;/ul&gt;&lt;/p-note&gt;</text:p>
            <text:p/>
          </table:table-cell>
          <table:table-cell/>
        </table:table-row>
        <table:table-row table:style-name="ro5">
          <table:table-cell office:value-type="string" calcext:value-type="string">
            <text:p>sortRexx <text:s text:c="7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rt Rexx Text Objects</text:p>
          </table:table-cell>
          <table:table-cell table:number-columns-repeated="2"/>
          <table:table-cell office:value-type="string" calcext:value-type="string">
            <text:p>&lt;p-note&gt;&lt;ul&gt;&lt;li&gt;</text:p>
            <text:p>An implementation for sortClass for rexx objects.  Part of the logic</text:p>
            <text:p>to generate sortClass stages is in sort's stageExit.</text:p>
            <text:p/>
            <text:p>&lt;li&gt;for NetRexx only.</text:p>
            <text:p>&lt;/li&gt;&lt;/ul&gt;&lt;/p-note&gt;</text:p>
            <text:p/>
          </table:table-cell>
          <table:table-cell/>
        </table:table-row>
        <table:table-row table:style-name="ro14">
          <table:table-cell office:value-type="string" calcext:value-type="string">
            <text:p>space <text:s text:c="2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ace Words Like REXX</text:p>
          </table:table-cell>
          <table:table-cell office:value-type="string" calcext:value-type="string">
            <text:p>                                (1)                     (2)</text:p>
            <text:p>           +-1------+  +-BLANK----------------------+  +-BLANK-------------------------+</text:p>
            <text:p> &gt;&gt;--SPACE-+--------+--+----------------------------+--+-------------------------------+--&gt;&lt;</text:p>
            <text:p>           +-number-+  +-xorc-----------------------+  +-xorc--------------------------+</text:p>
            <text:p>                       +-+--------+-delimitedString-+  | +-ANYof-----+                 |</text:p>
            <text:p>                         +-STRing-+                    +-+-----------+-delimitedString-+</text:p>
            <text:p>                                                         +-ALLof-(3)-+</text:p>
            <text:p/>
          </table:table-cell>
          <table:table-cell office:value-type="string" calcext:value-type="string">
            <text:p>                                (1)                     (2)</text:p>
            <text:p>           +-1------+  +-BLANK----------------------+  +-BLANK-------------------------+</text:p>
            <text:p>&amp;#x25B6;&amp;#x25B6;--SPACE-+--------+--+----------------------------+--+-------------------------------+--&amp;#x25B6;&amp;#x25C4;</text:p>
            <text:p>           +-&lt;span class=var&gt;number&lt;/span&gt;-+  +-&lt;span class=var&gt;xorc&lt;/span&gt;-----------------------+  +-&lt;span class=var&gt;xorc&lt;/span&gt;--------------------------+</text:p>
            <text:p>                       +-+--------+-&lt;span class=var&gt;delimitedString&lt;/span&gt;-+  | +-ANYof-----+                 |</text:p>
            <text:p>                         +-STRing-+                    +-+-----------+-&lt;span class=var&gt;delimitedString&lt;/span&gt;-+</text:p>
            <text:p>                                                         +-ALLof-(3)-+</text:p>
            <text:p/>
          </table:table-cell>
          <table:table-cell office:value-type="string" calcext:value-type="string">
            <text:p>&lt;p-note&gt;&lt;ul&gt;&lt;li&gt;</text:p>
            <text:p>  (0) The order is the reverse of CHANGE!</text:p>
            <text:p>  &lt;li&gt;(1) the replacement char/string</text:p>
            <text:p>  &lt;li&gt;(2) the char/chars that will be stripped and replaced</text:p>
            <text:p>  &lt;li&gt;(3) NetRexx Pipelines only, not CMS.  The dstring is treated as a single unit for stripping or replacing</text:p>
            <text:p>&lt;/li&gt;&lt;/ul&gt;&lt;/p-note&gt;</text:p>
            <text:p/>
          </table:table-cell>
          <table:table-cell/>
        </table:table-row>
        <table:table-row table:style-name="ro20">
          <table:table-cell office:value-type="string" calcext:value-type="string">
            <text:p>spec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rrange Contents of Records</text:p>
          </table:table-cell>
          <table:table-cell office:value-type="string" calcext:value-type="string">
            <text:p>            +-STOP--ALLEOF----+ (3)  ?---------------------------------------+</text:p>
            <text:p> &gt;&gt;--SPECs--+-----------------+------+--+-| Group |-------------------------+-+-----------&gt;&lt;</text:p>
            <text:p>            +-STOP-+-ANYEOF-+-+ (3)     +-READ------------------------------+ (5)</text:p>
            <text:p>                   +-n------+   (3)     +-READSTOP--------------------------+</text:p>
            <text:p>                                        +-WRITE-----------------------------+</text:p>
            <text:p>                                        +-SELECT-+-streamnum-+--------------+</text:p>
            <text:p>                                        |        +-streamid--+              |  (3)</text:p>
            <text:p>                                        |        +-FIRST-----+              |</text:p>
            <text:p>                                        |        +-SECOND----+              |</text:p>
            <text:p>                                        +-PAD--+-char----+------------------+</text:p>
            <text:p>                                        |      +-hexchar-+                  |</text:p>
            <text:p>                                        |      +-BLANK---+                  |</text:p>
            <text:p>                                        |      +-SPACE---+                  |</text:p>
            <text:p>                                        +-+-WORDSEParator---+--+--char---+--+  (3)</text:p>
            <text:p>                                          +-WS------------- +  +-hexchar-+     (3)</text:p>
            <text:p>                                          +-FIELDSEparator- +  +-BLANK---+     (3)</text:p>
            <text:p>                                          +-FS------------- +  +-SPACE---+     (3)</text:p>
            <text:p/>
            <text:p>Group:</text:p>
            <text:p> |--| Input |--| Conversion |--| Output |--| Alignment |--|</text:p>
            <text:p/>
            <text:p>Input:</text:p>
            <text:p> |--+-Words-(1)-wnumberrange----------------------+-------|</text:p>
            <text:p>    +-Fields-(1)-fnumberrange---------------------+  (3)</text:p>
            <text:p>    +-cnumberrange--------------------------------+</text:p>
            <text:p>    +-delimitedString-----------------------------+</text:p>
            <text:p>    +-Xhexstring----------------------------------+</text:p>
            <text:p>    +-Hhexstring----------------------------------+</text:p>
            <text:p>    +-Bbinstring----------------------------------+</text:p>
            <text:p>    |            +-FROM--1-------+ +-BY--1-----+  |</text:p>
            <text:p>    +-+-RECNO--+-+---------------+-+-----------+--+</text:p>
            <text:p>    | +-NUMBER-+ +-FROM--fromnum-+ +-BY--bynum-+  |</text:p>
            <text:p>    +-TODclock------------------------------------+</text:p>
            <text:p/>
            <text:p>Conversion:</text:p>
            <text:p> |-+-------+--+--------------------+------|</text:p>
            <text:p>   +-STRIP-+  +-B2C----------------+</text:p>
            <text:p>              +-B2D----------------+ (4)</text:p>
            <text:p>              +-B2X----------------+ (4)</text:p>
            <text:p>              +-C2B----------------+</text:p>
            <text:p>              +-C2D----------------+</text:p>
            <text:p>              +-C2F----------------+ (3)</text:p>
            <text:p>              +-C2I----------------+ (3)</text:p>
            <text:p>              +-C2P-+------------+-+ (3)</text:p>
            <text:p>              |     +-(2)(scale)-+ | (3)</text:p>
            <text:p>              +-C2V----------------+ (3)</text:p>
            <text:p>              +-C2X----------------+</text:p>
            <text:p>              +-D2C----------------+</text:p>
            <text:p>              +-D2X----------------+ (4)</text:p>
            <text:p>              +-F2C----------------+ (3)</text:p>
            <text:p>              +-I2C----------------+ (3)</text:p>
            <text:p>              +-P2C-+------------+-+ (3)</text:p>
            <text:p>              |     +-(2)(scale)-+ | (3)</text:p>
            <text:p>              +-V2C----------------+ (3)</text:p>
            <text:p>              +-X2B----------------+ (4)</text:p>
            <text:p>              +-X2C----------------+</text:p>
            <text:p>              +-X2D----------------+ (4)</text:p>
            <text:p>              +-f2t----------------+</text:p>
            <text:p>              +-LOWER--------------+ (4)</text:p>
            <text:p>              +-UPPER--------------+ (4)</text:p>
            <text:p>              +-STRING-------------+ (4)</text:p>
            <text:p/>
            <text:p>Output:</text:p>
            <text:p> |--+-Next-+-------+-------+--|</text:p>
            <text:p>    |      +-(2).n-+       |</text:p>
            <text:p>    +-NEXTWord-+-+-------+-+</text:p>
            <text:p>    +-NWord----+ +-(2).n-+ |</text:p>
            <text:p>    +-collumnrange---------+</text:p>
            <text:p/>
            <text:p>Alignment:</text:p>
            <text:p> |--+--------+--|</text:p>
            <text:p>    +-Left---+</text:p>
            <text:p>    +-Center-+</text:p>
            <text:p>    +-Centre-+</text:p>
            <text:p>    +-Right--+</text:p>
            <text:p/>
            <text:p>Ranges (cnumberrange, fnumberrange (3), wnumberrange):</text:p>
            <text:p> |--+-snumber-+--(2)--+-------------------------+--|</text:p>
            <text:p>    +---*-----+       +--.-----(2)----number----+</text:p>
            <text:p>                      +- - -+--(2)--+-snumber-+-+</text:p>
            <text:p>                      +--;--+       +---*-----+</text:p>
            <text:p/>
          </table:table-cell>
          <table:table-cell office:value-type="string" calcext:value-type="string">
            <text:p>            +-STOP--ALLEOF----+ (3)  &amp;#x2B10;---------------------------------------+</text:p>
            <text:p>&amp;#x25B6;&amp;#x25B6;--SPECs--+-----------------+------+--+-| Group |-------------------------+-+-----------&amp;#x25B6;&amp;#x25C4;</text:p>
            <text:p>            +-STOP-+-ANYEOF-+-+ (3)     +-READ------------------------------+ (5)</text:p>
            <text:p>                   +-&lt;span class=var&gt;n&lt;/span&gt;------+   (3)     +-READSTOP--------------------------+</text:p>
            <text:p>                                        +-WRITE-----------------------------+</text:p>
            <text:p>                                        +-SELECT-+-&lt;span class=var&gt;streamnum&lt;/span&gt;-+--------------+</text:p>
            <text:p>                                        |        +-&lt;span class=var&gt;streamid&lt;/span&gt;--+              |  (3)</text:p>
            <text:p>                                        |        +-FIRST-----+              |</text:p>
            <text:p>                                        |        +-SECOND----+              |</text:p>
            <text:p>                                        +-PAD--+-&lt;span class=var&gt;char&lt;/span&gt;----+------------------+</text:p>
            <text:p>                                        |      +-&lt;span class=var&gt;hexchar&lt;/span&gt;-+                  |</text:p>
            <text:p>                                        |      +-BLANK---+                  |</text:p>
            <text:p>                                        |      +-SPACE---+                  |</text:p>
            <text:p>                                        +-+-WORDSEParator---+--+--&lt;span class=var&gt;char&lt;/span&gt;---+--+  (3)</text:p>
            <text:p>                                          +-WS------------- +  +-&lt;span class=var&gt;hexchar&lt;/span&gt;-+     (3)</text:p>
            <text:p>                                          +-FIELDSEparator- +  +-BLANK---+     (3)</text:p>
            <text:p>                                          +-FS------------- +  +-SPACE---+     (3)</text:p>
            <text:p/>
            <text:p>&lt;span class=def&gt;Group&lt;/span&gt;:</text:p>
            <text:p> |--| Input |--| Conversion |--| Output |--| Alignment |--|</text:p>
            <text:p/>
            <text:p>&lt;span class=def&gt;Input&lt;/span&gt;:</text:p>
            <text:p> |--+-Words-(1)-&lt;span class=var&gt;wnumberrange&lt;/span&gt;----------------------+-------|</text:p>
            <text:p>    +-Fields-(1)-&lt;span class=var&gt;fnumberrange&lt;/span&gt;---------------------+  (3)</text:p>
            <text:p>    +-&lt;span class=var&gt;cnumberrange&lt;/span&gt;--------------------------------+</text:p>
            <text:p>    +-&lt;span class=var&gt;delimitedString&lt;/span&gt;-----------------------------+</text:p>
            <text:p>    +-X&lt;span class=var&gt;hexstring&lt;/span&gt;----------------------------------+</text:p>
            <text:p>    +-H&lt;span class=var&gt;hexstring&lt;/span&gt;----------------------------------+</text:p>
            <text:p>    +-B&lt;span class=var&gt;binstring&lt;/span&gt;----------------------------------+</text:p>
            <text:p>    |            +-FROM--1-------+ +-BY--1-----+  |</text:p>
            <text:p>    +-+-RECNO--+-+---------------+-+-----------+--+</text:p>
            <text:p>    | +-NUMBER-+ +-FROM--&lt;span class=var&gt;fromnum&lt;/span&gt;-+ +-BY--&lt;span class=var&gt;bynum&lt;/span&gt;-+  |</text:p>
            <text:p>    +-TODclock------------------------------------+</text:p>
            <text:p/>
            <text:p>&lt;span class=def&gt;Conversion&lt;/span&gt;:</text:p>
            <text:p> |-+-------+--+--------------------+------|</text:p>
            <text:p>   +-STRIP-+  +-B2C----------------+</text:p>
            <text:p>              +-B2D----------------+ (4)</text:p>
            <text:p>              +-B2X----------------+ (4)</text:p>
            <text:p>              +-C2B----------------+</text:p>
            <text:p>              +-C2D----------------+</text:p>
            <text:p>              +-C2F----------------+ (3)</text:p>
            <text:p>              +-C2I----------------+ (3)</text:p>
            <text:p>              +-C2P-+------------+-+ (3)</text:p>
            <text:p>              |     +-(2)&lt;span class=var&gt;(scale)&lt;/span&gt;-+ | (3)</text:p>
            <text:p>              +-C2V----------------+ (3)</text:p>
            <text:p>              +-C2X----------------+</text:p>
            <text:p>              +-D2C----------------+</text:p>
            <text:p>              +-D2X----------------+ (4)</text:p>
            <text:p>              +-F2C----------------+ (3)</text:p>
            <text:p>              +-I2C----------------+ (3)</text:p>
            <text:p>              +-P2C-+------------+-+ (3)</text:p>
            <text:p>              |     +-(2)&lt;span class=var&gt;(scale)&lt;/span&gt;-+ | (3)</text:p>
            <text:p>              +-V2C----------------+ (3)</text:p>
            <text:p>              +-X2B----------------+ (4)</text:p>
            <text:p>              +-X2C----------------+</text:p>
            <text:p>              +-X2D----------------+ (4)</text:p>
            <text:p>              +-f2t----------------+</text:p>
            <text:p>              +-LOWER--------------+ (4)</text:p>
            <text:p>              +-UPPER--------------+ (4)</text:p>
            <text:p>              +-STRING-------------+ (4)</text:p>
            <text:p/>
            <text:p>&lt;span class=var&gt;Output&lt;/span&gt;:</text:p>
            <text:p> |--+-Next-+-------+-------+--|</text:p>
            <text:p>    |      +-(2)&lt;span class=var&gt;.n&lt;/span&gt;-+       |</text:p>
            <text:p>    +-NEXTWord-+-+-------+-+</text:p>
            <text:p>    +-NWord----+ +-(2)&lt;span class=var&gt;.n&lt;/span&gt;-+ |</text:p>
            <text:p>    +-&lt;span class=var&gt;collumnrange&lt;/span&gt;---------+</text:p>
            <text:p/>
            <text:p>&lt;span class=def&gt;Alignment&lt;/span&gt;:</text:p>
            <text:p> |--+--------+--|</text:p>
            <text:p>    +-Left---+</text:p>
            <text:p>    +-Center-+</text:p>
            <text:p>    +-Centre-+</text:p>
            <text:p>    +-Right--+</text:p>
            <text:p/>
            <text:p>&lt;span class=def&gt;Ranges (&lt;span class=var&gt;cnumberrange&lt;/span&gt;, &lt;span class=var&gt;fnumberrange&lt;/span&gt; (3), &lt;span class=var&gt;wnumberrange&lt;/span&gt;)&lt;/span&gt;:</text:p>
            <text:p> |--+-&lt;span class=var&gt;snumber&lt;/span&gt;-+--(2)--+-------------------------+--|</text:p>
            <text:p>    +---*-----+       +--.-----(2)----&lt;span class=var&gt;number&lt;/span&gt;----+</text:p>
            <text:p>                      +- - -+--(2)--+-&lt;span class=var&gt;snumber&lt;/span&gt;-+-+</text:p>
            <text:p>                      +--;--+       +---*-----+</text:p>
            <text:p/>
          </table:table-cell>
          <table:table-cell office:value-type="string" calcext:value-type="string">
            <text:p>&lt;p-note&gt;&lt;ul&gt;&lt;li&gt;</text:p>
            <text:p> (1) Blanks are optional in this position.</text:p>
            <text:p> &lt;li&gt;(2) Blanks are not allowed here.</text:p>
            <text:p> &lt;li&gt;(3) CMS only. Not yet implemented in NetRexx Pipelines</text:p>
            <text:p> &lt;li&gt;(4) NetRexx Pipelines only. Not yet implemented in CMS</text:p>
            <text:p> &lt;li&gt;(5) READ is giving the same output as READSTOP when the streams are different length.</text:p>
            <text:p> &lt;li&gt;[6] This senses if it is the first stage, but comment stages will fool it into not</text:p>
            <text:p>     producing any output.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spill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ll Long Lines at Word Boundaries 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21">
          <table:table-cell office:value-type="string" calcext:value-type="string">
            <text:p>split <text:s text:c="2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lit Records Relative to a Target</text:p>
          </table:table-cell>
          <table:table-cell office:value-type="string" calcext:value-type="string">
            <text:p> &gt;&gt;--SPLIT--+-------------+--+-------------------+---------------------&gt;</text:p>
            <text:p>            +-ANYcase-----+  +--MINimum--number--+</text:p>
            <text:p>            +-CASEANY-----+</text:p>
            <text:p>            +-CASEIGNORE--+</text:p>
            <text:p>            +-IGNORECASE--+</text:p>
            <text:p>            +-CASELESS----+</text:p>
            <text:p/>
            <text:p>    +--AT-----------------------+           +--BLANK------------------+</text:p>
            <text:p> &gt;--+---------------------------+--+-----+--+---------------------------+-- &gt;&gt;</text:p>
            <text:p>    +--+----------+--+--BEFORE--+  +-NOT-+  +--| target |--+----------+-+</text:p>
            <text:p>       +--snumber-+  +--AFTER---+                          +--number--+</text:p>
            <text:p>      target:</text:p>
            <text:p>         |--+--xrange------------------+--|</text:p>
            <text:p>      +--+--STRing--+---deliminatedString--+</text:p>
            <text:p>         +--ANYof---+</text:p>
            <text:p/>
          </table:table-cell>
          <table:table-cell table:number-columns-repeated="3"/>
        </table:table-row>
        <table:table-row table:style-name="ro6">
          <table:table-cell office:value-type="string" calcext:value-type="string">
            <text:p>sql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ce to SQL</text:p>
          </table:table-cell>
          <table:table-cell table:number-columns-repeated="2"/>
          <table:table-cell office:value-type="string" calcext:value-type="string">
            <text:p>&lt;p-title&gt;Interface to SQL&lt;/p-title&gt;</text:p>
            <text:p>&lt;p-note&gt;&lt;ul&gt;&lt;li&gt;Not implemented in Netrexx Pipelines.&lt;/li&gt;</text:p>
            <text:p>&lt;li&gt;See &lt;B&gt;sqlselect&lt;/B&gt; for Pipes for NetRexx extension.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sqlcodes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the last 11 SQL Codes Received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22">
          <table:table-cell office:value-type="string" calcext:value-type="string">
            <text:p>sqlselect <text:s text:c="6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ery a Database and Format Result</text:p>
          </table:table-cell>
          <table:table-cell table:number-columns-repeated="2"/>
          <table:table-cell office:value-type="string" calcext:value-type="string">
            <text:p>&lt;p-note&gt;&lt;ul&gt;&lt;li&gt;</text:p>
            <text:p>Netrexx Pipelines uses jdbc to select from any jdbc enabled dbms</text:p>
            <text:p/>
            <text:p>&lt;li&gt;properties file sqlselect.properties is read to find jdbcdriver name and url</text:p>
            <text:p>sample properties file:</text:p>
            <text:p>&lt;br&gt; &amp;nbsp;</text:p>
            <text:p>&lt;br&gt;   #JDBC driver name</text:p>
            <text:p>&lt;br&gt;   #Tue Feb 03 23:29:43 GMT+01:00 1998</text:p>
            <text:p>&lt;br&gt;   jdbcdriver=com.imaginary.sql.msql.MsqlDriver</text:p>
            <text:p>&lt;br&gt;   url=jdbc:msql://localhost:1114/TESTDB</text:p>
            <text:p>&lt;br&gt;&amp;nbsp;</text:p>
            <text:p>&lt;li&gt;if this file is not found default (compiled in) values are used</text:p>
            <text:p>&lt;ul&gt;</text:p>
            <text:p>&lt;li&gt; 1) when using a sqlselect * (all columns) from the commandline, quote the query</text:p>
            <text:p>as in java pipes.compiler (query) "sqlselect * from dept ! console"</text:p>
            <text:p>&lt;li&gt; 2) the netrexx/jdbc combination is extremely case sensitive for column and table names</text:p>
            <text:p>&lt;/ul&gt;</text:p>
            <text:p>&lt;li&gt;Extension to SQL uses jdbc to select from any jdbc enabled dbms</text:p>
            <text:p>&lt;li&gt;Pipes for NetRexx only.</text:p>
            <text:p/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stack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r Write the Program Stack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tarmon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cords from the *MONITOR System Servic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tarmsg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Lines from a CP System Servic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tarsys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Lines from a Two-way CP System Servic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tate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de Information about CMS Fil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tate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hat Data Set Exist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tatew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de Information about Writable CMS Fil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4">
          <table:table-cell office:value-type="string" calcext:value-type="string">
            <text:p>stem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rieve or Set Variables in a REXX or CLIST Variable Pool</text:p>
          </table:table-cell>
          <table:table-cell office:value-type="string" calcext:value-type="string">
            <text:p>&gt;&gt;--STEM--stem---------------&gt;&lt; </text:p>
          </table:table-cell>
          <table:table-cell office:value-type="string" calcext:value-type="string">
            <text:p>&amp;#x25B6;&amp;#x25B6;--STEM--&lt;span class=var&gt;stem&lt;/span&gt;---------------&amp;#x25B6;&amp;#x25C4;</text:p>
            <text:p/>
          </table:table-cell>
          <table:table-cell table:number-columns-repeated="2"/>
        </table:table-row>
        <table:table-row table:style-name="ro14">
          <table:table-cell office:value-type="string" calcext:value-type="string">
            <text:p>stem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ieve or Set Variables in a REXX or CLIST Variable Pool</text:p>
          </table:table-cell>
          <table:table-cell office:value-type="string" calcext:value-type="string">
            <text:p> &gt;&gt;--STEM--stem--+----------+-+--------+-+----------+--&gt;</text:p>
            <text:p>                 +-PRODUCER-+ +-number-+ +-NOMSG233-+</text:p>
            <text:p>                 +-MAIN-----+</text:p>
            <text:p>   +-SYMBOLIC-+</text:p>
            <text:p> &gt;-+----------+-+--------------+----- &gt;&gt;</text:p>
            <text:p>   +-DIRECT---+ +-APPEND-------+</text:p>
            <text:p>                +-FROM--number-+</text:p>
            <text:p/>
          </table:table-cell>
          <table:table-cell office:value-type="string" calcext:value-type="string">
            <text:p>&amp;#x25B6;&amp;#x25B6;--STEM--&lt;span class=var&gt;stem&lt;/span&gt;--+----------+-+--------+-+----------+--&amp;#x25B6;</text:p>
            <text:p>                 +-PRODUCER-+ +-&lt;span class=var&gt;number&lt;/span&gt;-+ +-NOMSG233-+</text:p>
            <text:p>                 +-MAIN-----+</text:p>
            <text:p>&amp;#x2002;&amp;#x2004; +-SYMBOLIC-+</text:p>
            <text:p>&amp;#x25B6;-+----------+-+--------------+-----&amp;#x25B6;&amp;#x25C4;</text:p>
            <text:p>&amp;#x2002;&amp;#x2004; +-DIRECT---+ +-APPEND-------+</text:p>
            <text:p>&amp;#x2002;&amp;#x2004;              +-FROM--&lt;span class=var&gt;number&lt;/span&gt;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stfle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e Facilities Lis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torage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r Write Virtual Machine Storag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trasmfind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Statements from an Assembler File as XEDIT Find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trasmnfind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Statements from an Assembler File as XEDIT NFind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5">
          <table:table-cell office:value-type="string" calcext:value-type="string">
            <text:p>strfind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Lines by XEDIT Find Logic</text:p>
          </table:table-cell>
          <table:table-cell office:value-type="string" calcext:value-type="string">
            <text:p> &gt;&gt;----STRFIND--+-----delimitedString----------&gt;&lt;</text:p>
            <text:p>                +-ANYcase----+</text:p>
            <text:p>                +-CASEANY----+</text:p>
            <text:p>                +-IGNORECASE-+</text:p>
            <text:p>                +-CASEIGNORE-+</text:p>
            <text:p>                +-CASELESS---+</text:p>
            <text:p/>
          </table:table-cell>
          <table:table-cell office:value-type="string" calcext:value-type="string">
            <text:p>&amp;#x25B6;&amp;#x25B6;----STRFIND--+-----&lt;span class=var&gt;delimitedString&lt;/span&gt;----------&amp;#x25B6;&amp;#x25C4;</text:p>
            <text:p>                +-ANYcase----+</text:p>
            <text:p>                +-CASEANY----+</text:p>
            <text:p>                +-IGNORECASE-+</text:p>
            <text:p>                +-CASEIGNORE-+</text:p>
            <text:p>                +-CASELESS---+</text:p>
            <text:p/>
          </table:table-cell>
          <table:table-cell office:value-type="string" calcext:value-type="string">
            <text:p>`</text:p>
          </table:table-cell>
          <table:table-cell/>
        </table:table-row>
        <table:table-row table:style-name="ro14">
          <table:table-cell office:value-type="string" calcext:value-type="string">
            <text:p>strfrlabel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from the First One with Leading String</text:p>
          </table:table-cell>
          <table:table-cell office:value-type="string" calcext:value-type="string">
            <text:p>     +--STRFROMLABEL--+                  +-INCLUSIVe-+</text:p>
            <text:p> &gt;&gt;--+--STRFRLABel----+--+------------+--+-----------+--delimitedString--------&gt;&lt;</text:p>
            <text:p>                         +-ANYcase----+  +-EXCLUSIVe-+</text:p>
            <text:p>                         +-CASEANY----+</text:p>
            <text:p>                         +-IGNORECASE-+</text:p>
            <text:p>                         +-CASEIGNORE-+</text:p>
            <text:p>                         +-CASELESS---+</text:p>
            <text:p/>
          </table:table-cell>
          <table:table-cell office:value-type="string" calcext:value-type="string">
            <text:p>     +--STRFROMLABEL--+                  +-INCLUSIVe-+</text:p>
            <text:p>&amp;#x25B6;&amp;#x25B6;--+--STRFRLABel----+--+------------+--+-----------+--&lt;span class=var&gt;delimitedString&lt;/span&gt;--------&amp;#x25B6;&amp;#x25C4;</text:p>
            <text:p>                         +-ANYcase----+  +-EXCLUSIVe-+</text:p>
            <text:p>                         +-CASEANY----+</text:p>
            <text:p>                         +-IGNORECASE-+</text:p>
            <text:p>                         +-CASEIGNORE-+</text:p>
            <text:p>                         +-CASELESS-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Leading or Trailing Character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5">
          <table:table-cell office:value-type="string" calcext:value-type="string">
            <text:p>strliteral <text:s text:c="5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ite the Argument String</text:p>
          </table:table-cell>
          <table:table-cell office:value-type="string" calcext:value-type="string">
            <text:p> &gt;&gt;--STRLITeral--+------------------------------+--+-----------------+-----&gt;&lt;</text:p>
            <text:p>                 | +-PREFACE-+                  |  +-delimitedString-+</text:p>
            <text:p>                 +-+---------+--+-------------+-+</text:p>
            <text:p>                 | +-APPEND--+  +-CONDitional-+ |</text:p>
            <text:p>                 +-IFEMPTY----------------------+</text:p>
            <text:p/>
          </table:table-cell>
          <table:table-cell office:value-type="string" calcext:value-type="string">
            <text:p>&amp;#x25B6;&amp;#x25B6;----STRFIND--+-----&lt;span class=var&gt;delimitedString&lt;/span&gt;----------&amp;#x25B6;&amp;#x25C4;</text:p>
            <text:p>                +-ANYcase----+</text:p>
            <text:p>                +-CASEANY----+</text:p>
            <text:p>                +-IGNORECASE-+</text:p>
            <text:p>                +-CASEIGNORE-+</text:p>
            <text:p>                +-CASELESS---+</text:p>
            <text:p/>
          </table:table-cell>
          <table:table-cell table:number-columns-repeated="2"/>
        </table:table-row>
        <table:table-row table:style-name="ro14">
          <table:table-cell office:value-type="string" calcext:value-type="string">
            <text:p>strnfind <text:s text:c="7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Lines by XEDIT NFind Logic</text:p>
          </table:table-cell>
          <table:table-cell office:value-type="string" calcext:value-type="string">
            <text:p> &gt;&gt;--STRNFIND--+------------+--delimitedString----------&gt;&lt;</text:p>
            <text:p>               +-ANYcase----+</text:p>
            <text:p>               +-CASEANY----+</text:p>
            <text:p>               +-IGNORECASE-+</text:p>
            <text:p>               +-CASEIGNORE-+</text:p>
            <text:p>               +-CASELESS---+</text:p>
            <text:p/>
          </table:table-cell>
          <table:table-cell office:value-type="string" calcext:value-type="string">
            <text:p>     +--STRFROMLABEL--+                  +-INCLUSIVe-+</text:p>
            <text:p>&amp;#x25B6;&amp;#x25B6;--+--STRFRLABel----+--+------------+--+-----------+--&lt;span class=var&gt;delimitedString&lt;/span&gt;--------&amp;#x25B6;&amp;#x25C4;</text:p>
            <text:p>                         +-ANYcase----+  +-EXCLUSIVe-+</text:p>
            <text:p>                         +-CASEANY----+</text:p>
            <text:p>                         +-IGNORECASE-+</text:p>
            <text:p>                         +-CASEIGNORE-+</text:p>
            <text:p>                         +-CASELESS---+</text:p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strtolabel <text:s text:c="5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to the First One with Leading String</text:p>
          </table:table-cell>
          <table:table-cell office:value-type="string" calcext:value-type="string">
            <text:p> &gt;&gt;--STRTOLABel--+------------+--delimitedString-------&gt;&lt;</text:p>
            <text:p>                 +-ANYcase----+</text:p>
            <text:p>                 +-CASEANY----+</text:p>
            <text:p>                 +-IGNORECASE-+</text:p>
            <text:p>                 +-CASEIGNORE-+</text:p>
            <text:p>                 +-CASELESS---+</text:p>
            <text:p/>
          </table:table-cell>
          <table:table-cell office:value-type="string" calcext:value-type="string">
            <text:p>&amp;#x25B6;&amp;#x25B6;--STRLITeral--+------------------------------+--+-----------------+-----&amp;#x25B6;&amp;#x25C4;</text:p>
            <text:p>                 | +-PREFACE-+                  |  +-&lt;span class=var&gt;delimitedString&lt;/span&gt;-+</text:p>
            <text:p>                 +-+---------+--+-------------+-+</text:p>
            <text:p>                 | +-APPEND--+  +-CONDitional-+ |</text:p>
            <text:p>                 +-IFEMPTY--------------------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e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age Structure Defnition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trwhilelable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Run of Records with Leading String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tsi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e System Information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ubcom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ue Commands to a Subcommand Environmen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ubstring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substring of record 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ynchronis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hronise Records on Multiple Stream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ynchronix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hronise Records on Multiple Stream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ysdsn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whether Data Set Exist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ysout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System Output Data Se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sysvar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System Variables to the Pipeline 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1">
          <table:table-cell office:value-type="string" calcext:value-type="string">
            <text:p>take <text:s text:c="3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from the Beginning or End of the File</text:p>
          </table:table-cell>
          <table:table-cell office:value-type="string" calcext:value-type="string">
            <text:p>           +-FIRST-+  +-1----------+</text:p>
            <text:p> &gt;&gt;--TAKE--+-------+--+------------+--+----------+-----------------------------&gt;&lt;</text:p>
            <text:p>           +-LAST--+  +-number-----+  +-BYTEs(1)-+</text:p>
            <text:p>                      +-snumber(2)-+</text:p>
            <text:p>                      +-*----------+</text:p>
            <text:p/>
          </table:table-cell>
          <table:table-cell office:value-type="string" calcext:value-type="string">
            <text:p>           +-FIRST-+  +-1----------+</text:p>
            <text:p>&amp;#x25B6;&amp;#x25B6;--TAKE--+-------+--+------------+--+----------+-----------------------------&amp;#x25B6;&amp;#x25C4;</text:p>
            <text:p>           +-LAST--+  +-&lt;span class=var&gt;number&lt;/span&gt;-----+  +-BYTEs(1)-+</text:p>
            <text:p>                      +-&lt;span class=var&gt;snumber&lt;/span&gt;(2)-+</text:p>
            <text:p>                      +-*----------+</text:p>
            <text:p/>
          </table:table-cell>
          <table:table-cell office:value-type="string" calcext:value-type="string">
            <text:p>&lt;p-note&gt;&lt;ul&gt;&lt;li&gt;</text:p>
            <text:p>(1) CMS must be BYTES</text:p>
            <text:p>&lt;li&gt;(2) Not CMS; NetRexx Pipelines: minus reverses first/last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tape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r Write Tap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tcpchsum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ute One’s complement Checksum of a Messag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7">
          <table:table-cell office:value-type="string" calcext:value-type="string">
            <text:p>tcpclient <text:s text:c="6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nect to a TCP/IP Server and Exchange Data</text:p>
          </table:table-cell>
          <table:table-cell table:number-columns-repeated="2"/>
          <table:table-cell office:value-type="string" calcext:value-type="string">
            <text:p>&lt;p-note&gt;&lt;ul&gt;&lt;li&gt;</text:p>
            <text:p>Simple tcpclient implementation.  The options implemented are similar to</text:p>
            <text:p>the CMS definition.</text:p>
            <text:p/>
            <text:p>      &lt;ul&gt;</text:p>
            <text:p>        &lt;li&gt;linger - wait a bit before terminating the last read (units SECONDS)</text:p>
            <text:p>        &lt;li&gt;timeout - wait this long before timing reads out (units MS)</text:p>
            <text:p>        &lt;li&gt;deblock - If deblock is omitted a copy stage is used.</text:p>
            <text:p>        &lt;li&gt;group - similar to CMS.  A delimited string containing a stage is expected.</text:p>
            <text:p>            You can use a run of stages, but its is dangerous since</text:p>
            <text:p>            you to know the stage sep character being used...</text:p>
            <text:p>        &lt;li&gt;greeting - expect a greeting message and discard it</text:p>
            <text:p>        &lt;li&gt;nodelay - use the nodelay option</text:p>
            <text:p>        &lt;li&gt;keepalive - enable keep alive socket option</text:p>
            <text:p>        &lt;li&gt;oneresponse - synchronize cmds/replys</text:p>
            <text:p>      &lt;/ul&gt;</text:p>
            <text:p>&lt;/li&gt;&lt;/ul&gt;&lt;/p-note&gt;</text:p>
            <text:p/>
          </table:table-cell>
          <table:table-cell/>
        </table:table-row>
        <table:table-row table:style-name="ro23">
          <table:table-cell office:value-type="string" calcext:value-type="string">
            <text:p>tcpdata <text:s text:c="8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d from and Write to a TCP/IP Socket</text:p>
          </table:table-cell>
          <table:table-cell table:number-columns-repeated="2"/>
          <table:table-cell office:value-type="string" calcext:value-type="string">
            <text:p>&lt;p-note&gt;&lt;ul&gt;&lt;li&gt;</text:p>
            <text:p>Simple tcpclient implementation.  The options implemented are similar to</text:p>
            <text:p>the CMS definition.</text:p>
            <text:p/>
            <text:p>      &lt;ul&gt;</text:p>
            <text:p>        &lt;li&gt;linger - wait a bit before terminating the last read (units SECONDS)</text:p>
            <text:p>        &lt;li&gt;timeout - wait this long before timing reads out (units MS)</text:p>
            <text:p>        &lt;li&gt;deblock - If deblock is omitted a copy stage is used.</text:p>
            <text:p>        &lt;li&gt;group - similar to CMS.  A delimited string containing a stage is expected.</text:p>
            <text:p>            You can use a run of stages, but its is dangerous since</text:p>
            <text:p>            you to know the stage sep character being used...</text:p>
            <text:p>        &lt;li&gt;greeting - expect a greeting message and discard it</text:p>
            <text:p>        &lt;li&gt;nodelay - use the nodelay option</text:p>
            <text:p>        &lt;li&gt;keepalive - enable keep alive socket option</text:p>
            <text:p>        &lt;li&gt;oneresponse - synchronize cmds/replys</text:p>
            <text:p>      &lt;/ul&gt;</text:p>
            <text:p>&lt;/li&gt;&lt;/ul&gt;&lt;/p-note&gt;</text:p>
            <text:p>    &lt;/TD&gt;</text:p>
            <text:p>  &lt;/TR&gt;</text:p>
            <text:p>  &lt;TR VALIGN=TOP&gt;</text:p>
            <text:p>    &lt;td class=name&gt;</text:p>
            <text:p>      &lt;B&gt;tcpdata&lt;/B&gt;</text:p>
            <text:p>    &lt;/TD&gt;</text:p>
            <text:p>    &lt;td class=desc&gt;</text:p>
            <text:p>&lt;p-title&gt;Read from and Write to a TCP/IP Socket&lt;/p-title&gt;</text:p>
            <text:p/>
            <text:p>&lt;p-note&gt;&lt;ul&gt;&lt;li&gt;</text:p>
            <text:p>      Simple tcpdata implementation.</text:p>
            <text:p>        &lt;ul&gt;</text:p>
            <text:p>        &lt;li&gt;linger - wait a bit before terminating the last read (units SECONDS)</text:p>
            <text:p>        &lt;li&gt;timeout - wait this long before timing reads out (units MS)</text:p>
            <text:p>        &lt;li&gt;deblock - If deblock is omitted a copy stage is used.</text:p>
            <text:p>        &lt;li&gt;group - similar to cms.  A delimited string containing a stage is expected.</text:p>
            <text:p>            You can use a run of stages, but its is dangerous since</text:p>
            <text:p>            you need to know the stage sep character being used...</text:p>
            <text:p>        &lt;li&gt;nodelay - use the nodelay option</text:p>
            <text:p>        &lt;li&gt;oneresponse - synchronize requests/replies</text:p>
            <text:p>      &lt;/ul&gt;</text:p>
            <text:p>&lt;/li&gt;&lt;/ul&gt;&lt;/p-note&gt;</text:p>
            <text:p/>
          </table:table-cell>
          <table:table-cell/>
        </table:table-row>
        <table:table-row table:style-name="ro2">
          <table:table-cell office:value-type="string" calcext:value-type="string">
            <text:p>tcplisten <text:s text:c="6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sten on a TCP Port</text:p>
          </table:table-cell>
          <table:table-cell table:number-columns-repeated="2"/>
          <table:table-cell office:value-type="string" calcext:value-type="string">
            <text:p>&lt;p-note&gt;&lt;ul&gt;&lt;li&gt;</text:p>
            <text:p>      Simple tcplisten implementation.  You can only supply the port and a</text:p>
            <text:p>      timeout value, which is ignored unless tcplisten's output stream has</text:p>
            <text:p>      been severed, in which case tcplisten terminates.</text:p>
            <text:p/>
            <text:p>      &lt;li&gt;If input stream 0 is connected, tcplisten does a peekto before</text:p>
            <text:p>      calling the accept method.  The object is consumed after the</text:p>
            <text:p>      output of the socket object returns.</text:p>
            <text:p>&lt;/li&gt;&lt;/ul&gt;&lt;/p-note&gt;</text:p>
            <text:p/>
          </table:table-cell>
          <table:table-cell/>
        </table:table-row>
        <table:table-row table:style-name="ro5">
          <table:table-cell office:value-type="string" calcext:value-type="string">
            <text:p>terminal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d or Write the Terminal in Line Mode</text:p>
          </table:table-cell>
          <table:table-cell office:value-type="string" calcext:value-type="string">
            <text:p>                                             { CMS Only                 }</text:p>
            <text:p>                                             {                          }</text:p>
            <text:p> &gt;&gt;--+-CONSole--+--+----------------------+- { -+----------------+----- } ----&gt;&lt;</text:p>
            <text:p>     +-TERMinal-+  +-EOF--delimitedString-+  {  +-DIRECT---------+      }</text:p>
            <text:p>                   +-NOEOF----------------+  {  +-ASYNchronously-+      }</text:p>
            <text:p>                                             {  +-DARK-----------+      }</text:p>
            <text:p/>
          </table:table-cell>
          <table:table-cell office:value-type="string" calcext:value-type="string">
            <text:p>                                             { CMS Only                 }</text:p>
            <text:p>                                             {                          }</text:p>
            <text:p>&amp;#x25B6;&amp;#x25B6;--+-CONSole--+--+----------------------+- { -+----------------+----- } ----&amp;#x25B6;&amp;#x25C4;</text:p>
            <text:p>     +-TERMinal-+  +-EOF--&lt;span class=var&gt;delimitedString&lt;/span&gt;-+  {  +-DIRECT---------+      }</text:p>
            <text:p>                   +-NOEOF----------------+  {  +-ASYNchronously-+      }</text:p>
            <text:p>                                             {  +-DARK-----------+      }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way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record three way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24">
          <table:table-cell office:value-type="string" calcext:value-type="string">
            <text:p>timestamp <text:s text:c="6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fix the Date and Time to Records</text:p>
          </table:table-cell>
          <table:table-cell office:value-type="string" calcext:value-type="string">
            <text:p>                        (1)          (2)</text:p>
            <text:p> &gt;&gt;--TIMEstamp--+--+--------------------------+--+-------&gt;&lt;</text:p>
            <text:p>                |  |  +-8------+              |  |</text:p>
            <text:p>                |  +--+-number-+--+--------+--+  |</text:p>
            <text:p>                |                 +-number-+     |</text:p>
            <text:p>                +-SHOrtdate----------------------+  ( 3/09/46 23:59:59)</text:p>
            <text:p>                +-ISOdate------------------------+  (1946-03-09 23:59:59)</text:p>
            <text:p>                +-FULLdate-----------------------+  ( 3/09/1946 23:59:59)</text:p>
            <text:p>                +-STAndard-----------------------+  (19460309235959)</text:p>
            <text:p>                +-STRing--delimitedString--(3)---+</text:p>
            <text:p/>
          </table:table-cell>
          <table:table-cell office:value-type="string" calcext:value-type="string">
            <text:p>&amp;#x25B6;&amp;#x25B6;--TIMEstamp--+--+--------------------------+--+-------&amp;#x25B6;&amp;#x25C4;</text:p>
            <text:p>                |  |  +-8------+              |  |</text:p>
            <text:p>                |  +--+-&lt;span class=var&gt;number&lt;/span&gt;-+--+--------+--+  |</text:p>
            <text:p>                |                 +-&lt;span class=var&gt;number&lt;/span&gt;-+     |</text:p>
            <text:p>                +-SHOrtdate----------------------+  ( 3/09/46 23:59:59)</text:p>
            <text:p>                +-ISOdate------------------------+  (1946-03-09 23:59:59)</text:p>
            <text:p>                +-FULLdate-----------------------+  ( 3/09/1946 23:59:59)</text:p>
            <text:p>                +-STAndard-----------------------+  (19460309235959)</text:p>
            <text:p>                +-STRing--&lt;span class=var&gt;delimitedString&lt;/span&gt;--(3)---+</text:p>
            <text:p/>
          </table:table-cell>
          <table:table-cell office:value-type="string" calcext:value-type="string">
            <text:p>&lt;p-note&gt;&lt;ul&gt;&lt;li&gt;</text:p>
            <text:p>   (1) First character, from right, to include, &amp;lt;= 16</text:p>
            <text:p>   &lt;li&gt;(2) Count of characters to include. &amp;lt;= 16 - (1). Default = (1)</text:p>
            <text:p>   &lt;li&gt;(3)</text:p>
            <text:p>     &lt;ul&gt;</text:p>
            <text:p>       &lt;li&gt;%% A single %.</text:p>
            <text:p>       &lt;li&gt;%Y Four digits year including century (0000-9999).</text:p>
            <text:p>       &lt;li&gt;%y Two-digit year of century (00-99).</text:p>
            <text:p>       &lt;li&gt;%m Two-digit month (01-12).</text:p>
            <text:p>       &lt;li&gt;%n Two-digit month with initial zero changed to blank ( 1-12).</text:p>
            <text:p>       &lt;li&gt;%d Two-digit day of month (01-31).</text:p>
            <text:p>       &lt;li&gt;%e Two-digit day of month with initial zero changed to blank ( 1-31).</text:p>
            <text:p>       &lt;li&gt;%j Julian day of year (001-366).</text:p>
            <text:p>       &lt;li&gt;%H Hour, 24-hour clock (00-23).</text:p>
            <text:p>       &lt;li&gt;%k Hour, 24-hour clock with leading zero blank ( 0-23).</text:p>
            <text:p>       &lt;li&gt;%M Minute (00-59).</text:p>
            <text:p>       &lt;li&gt;%S Second (00-60).</text:p>
            <text:p>       &lt;li&gt;%F Equivalent to %Y-%m-%d (the ISO 8601 date format).</text:p>
            <text:p>       &lt;li&gt;%T Short for %H:%M:%S.</text:p>
            <text:p>       &lt;li&gt;%t Tens and hundredth of a second (00-99).</text:p>
            <text:p>      &lt;/ul&gt;</text:p>
            <text:p>&lt;/li&gt;&lt;/ul&gt;&lt;/p-note&gt;</text:p>
            <text:p/>
          </table:table-cell>
          <table:table-cell/>
        </table:table-row>
        <table:table-row table:style-name="ro12">
          <table:table-cell office:value-type="string" calcext:value-type="string">
            <text:p>tokenis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kenise Records</text:p>
          </table:table-cell>
          <table:table-cell office:value-type="string" calcext:value-type="string">
            <text:p> &gt;&gt;--+-TOKENISE-+--+---------------------+--+-----------------+--&gt;&lt;</text:p>
            <text:p>     +-TOKENIZE-+  +-delimitedString-(1)-+  +-delimitedString-+</text:p>
            <text:p/>
          </table:table-cell>
          <table:table-cell office:value-type="string" calcext:value-type="string">
            <text:p>&amp;#x25B6;&amp;#x25B6;--+-TOKENISE-+--+---------------------+--+-----------------+--&amp;#x25B6;&amp;#x25C4;</text:p>
            <text:p>     +-TOKENIZE-+  +-&lt;span class=var&gt;delimitedString&lt;/span&gt;-(1)-+  +-&lt;span class=var&gt;delimitedString&lt;/span&gt;-+</text:p>
            <text:p/>
          </table:table-cell>
          <table:table-cell office:value-type="string" calcext:value-type="string">
            <text:p>&lt;p-note&gt;&lt;ul&gt;&lt;li&gt;</text:p>
            <text:p>   (1) In CMS Pipelines, the first delimited string is required.</text:p>
            <text:p>       In NetRexx Pipelines, it defaults to // if no second string.</text:p>
            <text:p>&lt;/li&gt;&lt;/ul&gt;&lt;/p-note&gt;</text:p>
            <text:p/>
          </table:table-cell>
          <table:table-cell/>
        </table:table-row>
        <table:table-row table:style-name="ro12">
          <table:table-cell office:value-type="string" calcext:value-type="string">
            <text:p>tokeniz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kenise Records</text:p>
          </table:table-cell>
          <table:table-cell office:value-type="string" calcext:value-type="string">
            <text:p> &gt;&gt;--+-TOKENIZE-+--+---------------------+--+-----------------+--&gt;&lt;</text:p>
            <text:p>     +-TOKENISE-+  +-delimitedString-(1)-+  +-delimitedString-+</text:p>
            <text:p/>
          </table:table-cell>
          <table:table-cell office:value-type="string" calcext:value-type="string">
            <text:p>&amp;#x25B6;&amp;#x25B6;--+-TOKENIZE-+--+---------------------+--+-----------------+--&amp;#x25B6;&amp;#x25C4;</text:p>
            <text:p>     +-TOKENISE-+  +-&lt;span class=var&gt;delimitedString&lt;/span&gt;-(1)-+  +-&lt;span class=var&gt;delimitedString&lt;/span&gt;-+</text:p>
            <text:p/>
          </table:table-cell>
          <table:table-cell office:value-type="string" calcext:value-type="string">
            <text:p>&lt;p-note&gt;&lt;ul&gt;&lt;li&gt;</text:p>
            <text:p>   (1) In CMS Pipelines, the first delimited string is required.</text:p>
            <text:p>       In NetRexx Pipelines, it defaults to // if no second string.</text:p>
            <text:p>&lt;/li&gt;&lt;/ul&gt;&lt;/p-note&gt;</text:p>
            <text:p/>
          </table:table-cell>
          <table:table-cell/>
        </table:table-row>
        <table:table-row table:style-name="ro9">
          <table:table-cell office:value-type="string" calcext:value-type="string">
            <text:p>tolabel <text:s text:c="8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to the First One with Leading String</text:p>
          </table:table-cell>
          <table:table-cell office:value-type="string" calcext:value-type="string">
            <text:p> &gt;&gt;--TOLABel--+----------+----------&gt;&lt;</text:p>
            <text:p>              +--string--+</text:p>
            <text:p/>
          </table:table-cell>
          <table:table-cell office:value-type="string" calcext:value-type="string">
            <text:p>&amp;#x25B6;&amp;#x25B6;--TOLABel--+----------+----------&amp;#x25B6;&amp;#x25C4;</text:p>
            <text:p>              +--&lt;span class=var&gt;string&lt;/span&gt;--+</text:p>
            <text:p/>
          </table:table-cell>
          <table:table-cell table:number-columns-repeated="2"/>
        </table:table-row>
        <table:table-row table:style-name="ro9">
          <table:table-cell office:value-type="string" calcext:value-type="string">
            <text:p>totarget <text:s text:c="7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 Records to the First One Selected by Argument Stage</text:p>
          </table:table-cell>
          <table:table-cell office:value-type="string" calcext:value-type="string">
            <text:p> &gt;&gt;--TOTARGET----stage--+------------+-------&gt;&lt;</text:p>
            <text:p>                        +--operands--+</text:p>
            <text:p/>
          </table:table-cell>
          <table:table-cell office:value-type="string" calcext:value-type="string">
            <text:p>&amp;#x25B6;&amp;#x25B6;--TOTARGET----&lt;span class=var&gt;stage&lt;/span&gt;--+------------+-------&amp;#x25B6;&amp;#x25C4;</text:p>
            <text:p>                        +--&lt;span class=var&gt;operands&lt;/span&gt;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block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 Track Record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trackdeblock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lock Track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trackread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Full Tracks from ECKD Devic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tracksquish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ish Track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trackverify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rack Forma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trackwrite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Full Tracks to ECKD Devic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trackxpand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quish Track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0">
          <table:table-cell office:value-type="string" calcext:value-type="string">
            <text:p>translat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iterate Contents of Records</text:p>
          </table:table-cell>
          <table:table-cell office:value-type="string" calcext:value-type="string">
            <text:p> &gt;&gt;--+--TRANSlate--+--+------------------------+---+-------------------+---&gt;</text:p>
            <text:p>     +--XLATE------+  +--inputRange------------+   +-| default-table |-+</text:p>
            <text:p>                      |  ?------------------+  |</text:p>
            <text:p>                      +----(--inputRange--)-+--+</text:p>
            <text:p/>
            <text:p>    ?----------------------+</text:p>
            <text:p> &gt;---+------------------+--+------- &gt;&gt;</text:p>
            <text:p>     +--xrange--xrange--+</text:p>
            <text:p/>
            <text:p>      default-table:</text:p>
            <text:p>         |--+--UPper--------------------------+-------|</text:p>
            <text:p>      +--LOWer--------------------------+</text:p>
            <text:p>      +--INput--------------------------+</text:p>
            <text:p>   {  +--OUTput-------------------------+  }</text:p>
            <text:p>   {  +--+--TO----+--+------------+--n--+  }</text:p>
            <text:p>   {     +--FROM--+  +--CODEPAGE--+        }</text:p>
            <text:p>   {                                       }</text:p>
            <text:p>   { Not yet in Pipes for NetRexx                    }</text:p>
            <text:p/>
          </table:table-cell>
          <table:table-cell office:value-type="string" calcext:value-type="string">
            <text:p>&amp;#x25B6;&amp;#x25B6;--+--TRANSlate--+--+------------------------+---+-------------------+---&amp;#x25B6;</text:p>
            <text:p>     +--XLATE------+  +--&lt;span class=var&gt;inputRange&lt;/span&gt;------------+   +-| default-table |-+</text:p>
            <text:p>                      |  &amp;#x2B10;------------------+  |</text:p>
            <text:p>                      +----(--&lt;span class=var&gt;inputRange&lt;/span&gt;--)-+--+</text:p>
            <text:p/>
            <text:p>&amp;#x2002;&amp;#x2004;  &amp;#x2B10;----------------------+</text:p>
            <text:p>&amp;#x25B6;---+------------------+--+-------&amp;#x25B6;&amp;#x25C4;</text:p>
            <text:p>&amp;#x2002;&amp;#x2004;   +--&lt;span class=var&gt;xrange--xrange-&lt;/span&gt;-+</text:p>
            <text:p/>
            <text:p>      &lt;span class=def&gt;default-table&lt;/span&gt;:</text:p>
            <text:p>         |--+--UPper--------------------------+-------|</text:p>
            <text:p>      +--LOWer--------------------------+</text:p>
            <text:p>      +--INput--------------------------+</text:p>
            <text:p>   {  +--OUTput-------------------------+  }</text:p>
            <text:p>   {  +--+--TO----+--+------------+--&lt;span class=var&gt;n&lt;/span&gt;--+  }</text:p>
            <text:p>   {     +--FROM--+  +--CODEPAGE--+        }</text:p>
            <text:p>   {                                       }</text:p>
            <text:p>   { Not yet in Pipes for NetRexx                    }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rfread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a Trace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21">
          <table:table-cell office:value-type="string" calcext:value-type="string">
            <text:p>truncat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ncate the Record</text:p>
          </table:table-cell>
          <table:table-cell office:value-type="string" calcext:value-type="string">
            <text:p>                   +--80----------------+</text:p>
            <text:p> &gt;&gt;--+-TRUNCate-+--+--------------------+--&gt;&lt;</text:p>
            <text:p>     +-CHOP-----+  +-snumber------------|</text:p>
            <text:p>                   +--| stringtarget |--+</text:p>
            <text:p>stringtarget:</text:p>
            <text:p> |--+-------------+--+---------------------------+-+-----+--| target |--|</text:p>
            <text:p>    +-ANYcase-----+  |  +-BEFORE-+               | +-NOT-+</text:p>
            <text:p>    +-CASEANY-----+  +--+---------+--+--------+--+</text:p>
            <text:p>    +-CASEIGNORE--+     +-snumber-+  +-AFTER--+</text:p>
            <text:p>    +-IGNORECASE--+</text:p>
            <text:p>    +-CASELESS----+</text:p>
            <text:p>target:</text:p>
            <text:p> |--+--xrange-----------------------+--|</text:p>
            <text:p>    +--+-STRing--+--delimitedString-+</text:p>
            <text:p>       +--ANYof--+</text:p>
            <text:p/>
          </table:table-cell>
          <table:table-cell office:value-type="string" calcext:value-type="string">
            <text:p>                   +--80----------------+</text:p>
            <text:p>&amp;#x25B6;&amp;#x25B6;--+-TRUNCate-+--+--------------------+--&amp;#x25B6;&amp;#x25C4;</text:p>
            <text:p>     +-CHOP-----+  +-&lt;span class=var&gt;snumber&lt;/span&gt;------------|</text:p>
            <text:p>                   +--| stringtarget |--+</text:p>
            <text:p>&lt;span class=def&gt;stringtarget&lt;/span&gt;:</text:p>
            <text:p> |--+-------------+--+---------------------------+-+-----+--| target |--|</text:p>
            <text:p>    +-ANYcase-----+  |  +-BEFORE-+               | +-NOT-+</text:p>
            <text:p>    +-CASEANY-----+  +--+---------+--+--------+--+</text:p>
            <text:p>    +-CASEIGNORE--+     +-&lt;span class=var&gt;snumber&lt;/span&gt;-+  +-AFTER--+</text:p>
            <text:p>    +-IGNORECASE--+</text:p>
            <text:p>    +-CASELESS----+</text:p>
            <text:p>&lt;span class=def&gt;target&lt;/span&gt;:</text:p>
            <text:p> |--+--&lt;span class=var&gt;xrange&lt;/span&gt;-----------------------+--|</text:p>
            <text:p>    +--+-STRing--+--&lt;span class=var&gt;delimitedString&lt;/span&gt;-+</text:p>
            <text:p>       +--ANYof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so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ue TSO Commands, Write Response to Pipelin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udp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and Write an UDP Por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22">
          <table:table-cell office:value-type="string" calcext:value-type="string">
            <text:p>unique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card or Retain Duplicate Lines</text:p>
          </table:table-cell>
          <table:table-cell office:value-type="string" calcext:value-type="string">
            <text:p>                          +--NOPAD------+</text:p>
            <text:p> &gt;&gt;--UNIQue--+---------+--+-------------+--+-------------+-------&gt;</text:p>
            <text:p>             +--COUNT--+  +--PAD--xorc--+  +-ANYcase-----+</text:p>
            <text:p>                                           +-CASEANY-----+</text:p>
            <text:p>                                           +-CASEIGNORE--+</text:p>
            <text:p>                                           +-IGNORECASE--+</text:p>
            <text:p>                                           +-CASELESS----+</text:p>
            <text:p/>
            <text:p>                          +--LAST------+</text:p>
            <text:p> &gt;--+-------------------+--+------------+---------------------- &gt;&gt;</text:p>
            <text:p>    +--| uniqueRanges |-+  +--SINGLEs---+</text:p>
            <text:p>                           +--FIRST-----+</text:p>
            <text:p>                           +--MULTiple--+</text:p>
            <text:p>                           +--PAIRwise--+</text:p>
            <text:p/>
            <text:p>uniqueRanges:</text:p>
            <text:p>   |--+--inputRange------------------------------+--|</text:p>
            <text:p>      |     ?------------------------------+     |</text:p>
            <text:p>      +--(----inputRange--+-------------+--+--)--+</text:p>
            <text:p>                          +--NOPAD------+</text:p>
            <text:p>                          +--PAD--xorc--+</text:p>
            <text:p/>
          </table:table-cell>
          <table:table-cell office:value-type="string" calcext:value-type="string">
            <text:p>                          +--NOPAD------+</text:p>
            <text:p>&amp;#x25B6;&amp;#x25B6;--UNIQue--+---------+--+-------------+--+-------------+-------&amp;#x25B6;</text:p>
            <text:p>             +--COUNT--+  +--PAD--&lt;span class=var&gt;xorc&lt;/span&gt;--+  +-ANYcase-----+</text:p>
            <text:p>                                           +-CASEANY-----+</text:p>
            <text:p>                                           +-CASEIGNORE--+</text:p>
            <text:p>                                           +-IGNORECASE--+</text:p>
            <text:p>                                           +-CASELESS----+</text:p>
            <text:p/>
            <text:p>                          +--LAST------+</text:p>
            <text:p>&amp;#x25B6;--+-------------------+--+------------+----------------------&amp;#x25B6;&amp;#x25C4;</text:p>
            <text:p>&amp;#x2002;&amp;#x2004;  +--| uniqueRanges |-+  +--SINGLEs---+</text:p>
            <text:p>&amp;#x2002;&amp;#x2004;                         +--FIRST-----+</text:p>
            <text:p>&amp;#x2002;&amp;#x2004;                         +--MULTiple--+</text:p>
            <text:p>&amp;#x2002;&amp;#x2004;                         +--PAIRwise--+</text:p>
            <text:p/>
            <text:p>&lt;span class=def&gt;uniqueRanges&lt;/span&gt;:</text:p>
            <text:p>   |--+--&lt;span class=var&gt;inputRange&lt;/span&gt;------------------------------+--|</text:p>
            <text:p>      |     &amp;#x2B10;------------------------------+     |</text:p>
            <text:p>      +--(----&lt;span class=var&gt;inputRange&lt;/span&gt;--+-------------+--+--)--+</text:p>
            <text:p>                          +--NOPAD------+</text:p>
            <text:p>                          +--PAD--&lt;span class=var&gt;xorc&lt;/span&gt;--+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ck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pack a Packed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untab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ace Tabulate Characters with Blank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update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y an Update Fi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urldeblock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ess Universal Resource Locator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uro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Unit Record Outpu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utf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 between UTF-8, UTF-16, and UTF-32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6">
          <table:table-cell office:value-type="string" calcext:value-type="string">
            <text:p>var <text:s text:c="4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rieve or Set a Variable in a REXX or CLIST Variable Pool</text:p>
          </table:table-cell>
          <table:table-cell office:value-type="string" calcext:value-type="string">
            <text:p>&gt;&gt;--VAR--variable-------------&gt;&lt; </text:p>
          </table:table-cell>
          <table:table-cell office:value-type="string" calcext:value-type="string">
            <text:p>&amp;#x25B6;&amp;#x25B6;--VAR--&lt;span class=var&gt;variable&lt;/span&gt;-------------&amp;#x25B6;&amp;#x25C4;</text:p>
          </table:table-cell>
          <table:table-cell office:value-type="string" calcext:value-type="string">
            <text:p>&lt;p-note&gt;&lt;ul&gt;&lt;li&gt;</text:p>
            <text:p>Pipes for NetRexx: this can only read vars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vardrop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p Variables in a REXX Variable Pool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varfetch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 Variables in a REXX or CLIST Variable Pool 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varload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Variables in a REXX or CLIST Variable Pool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6">
          <table:table-cell office:value-type="string" calcext:value-type="string">
            <text:p>varov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ite the Values of Stems </text:p>
          </table:table-cell>
          <table:table-cell office:value-type="string" calcext:value-type="string">
            <text:p>&gt;&gt;--VAROVER--varName---&gt;&lt; </text:p>
          </table:table-cell>
          <table:table-cell office:value-type="string" calcext:value-type="string">
            <text:p>&amp;#x25B6;&amp;#x25B6;--VAROVER--&lt;span class=var&gt;varName&lt;/span&gt;---&amp;#x25B6;&amp;#x25C4;</text:p>
          </table:table-cell>
          <table:table-cell office:value-type="string" calcext:value-type="string">
            <text:p>&lt;p-note&gt;&lt;ul&gt;&lt;li&gt;</text:p>
            <text:p>  NetRexx Pipelines only; not CMS Pipelines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varset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Variables in a REXX or CLIST Variable Pool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vchar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de Characters to Different Length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6">
          <table:table-cell office:value-type="string" calcext:value-type="string">
            <text:p>vector 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or Write an Array of Vectors</text:p>
          </table:table-cell>
          <table:table-cell table:number-columns-repeated="2"/>
          <table:table-cell office:value-type="string" calcext:value-type="string">
            <text:p>&lt;p-note&gt;&lt;ul&gt;&lt;li&gt;</text:p>
            <text:p>      Pipes for NetRexx only.</text:p>
            <text:p>&lt;/li&gt;&lt;/ul&gt;&lt;/p-note&gt;</text:p>
            <text:p/>
          </table:table-cell>
          <table:table-cell/>
        </table:table-row>
        <table:table-row table:style-name="ro6">
          <table:table-cell office:value-type="string" calcext:value-type="string">
            <text:p>vectora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dd to an Array of Vectors</text:p>
          </table:table-cell>
          <table:table-cell table:number-columns-repeated="2"/>
          <table:table-cell office:value-type="string" calcext:value-type="string">
            <text:p>&lt;p-note&gt;&lt;ul&gt;&lt;li&gt;</text:p>
            <text:p>      Pipes for NetRexx only.</text:p>
            <text:p>&lt;/li&gt;&lt;/ul&gt;&lt;/p-note&gt;</text:p>
            <text:p/>
          </table:table-cell>
          <table:table-cell/>
        </table:table-row>
        <table:table-row table:style-name="ro1">
          <table:table-cell office:value-type="string" calcext:value-type="string">
            <text:p>verify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hat Record Contains only Specified Character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vmc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VMCF Reply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vmcdata <text:s text:c="8"/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, Reply, or Reject a Send or Send/receive Reques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vmclient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VMCF Request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vmclisten <text:s text:c="6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n for VMCF Request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waitdev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 for an Interrupt from a Devic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warp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peline Wormhole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warplist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Wormhol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whilelabel 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Run of Records with Leading String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wildcard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Records Matching a Pattern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writepds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e Members into a Partitioned Data Se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xab <text:s text:c="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r Write External Attribute Buffer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xedit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or Write a File in the XEDIT Ring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0">
          <table:table-cell office:value-type="string" calcext:value-type="string">
            <text:p>xlat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iterate Contents of Records</text:p>
          </table:table-cell>
          <table:table-cell office:value-type="string" calcext:value-type="string">
            <text:p> &gt;&gt;--+--XLATE------+--+------------------------+---+-------------------+---&gt;</text:p>
            <text:p>     +--TRANSlate--+  +--inputRange------------+   +-| default-table |-+</text:p>
            <text:p>                      |  ?------------------+  |</text:p>
            <text:p>                      +----(--inputRange--)-+--+</text:p>
            <text:p/>
            <text:p>    v----------------------+</text:p>
            <text:p> &gt;---+------------------+--+------- &gt;&gt;</text:p>
            <text:p>     +--xrange--xrange--+</text:p>
            <text:p/>
            <text:p>      default-table:</text:p>
            <text:p>         |--+--UPper--------------------------+-------|</text:p>
            <text:p>      +--LOWer--------------------------+</text:p>
            <text:p>      +--INput--------------------------+</text:p>
            <text:p>   {  +--OUTput-------------------------+  }</text:p>
            <text:p>   {  +--+--TO----+--+------------+--n--+  }</text:p>
            <text:p>   {     +--FROM--+  +--CODEPAGE--+        }</text:p>
            <text:p>   {                                       }</text:p>
            <text:p>   { Not yet in Pipes for NetRexx                    }</text:p>
            <text:p/>
          </table:table-cell>
          <table:table-cell office:value-type="string" calcext:value-type="string">
            <text:p>&amp;#x25B6;&amp;#x25B6;--+--XLATE------+--+------------------------+---+-------------------+---&amp;#x25B6;</text:p>
            <text:p>     +--TRANSlate--+  +--&lt;span class=var&gt;inputRange&lt;/span&gt;------------+   +-| default-table |-+</text:p>
            <text:p>                      |  &amp;#x2B10;------------------+  |</text:p>
            <text:p>                      +----(--&lt;span class=var&gt;inputRange&lt;/span&gt;--)-+--+</text:p>
            <text:p/>
            <text:p>&amp;#x2002;&amp;#x2004;  &amp;#x2B10;----------------------+</text:p>
            <text:p>&amp;#x25B6;---+------------------+--+-------&amp;#x25B6;&amp;#x25C4;</text:p>
            <text:p>&amp;#x2002;&amp;#x2004;   +--&lt;span class=var&gt;xrange--xrange-&lt;/span&gt;-+</text:p>
            <text:p/>
            <text:p>      &lt;span class=def&gt;default-table&lt;/span&gt;:</text:p>
            <text:p>         |--+--UPper--------------------------+-------|</text:p>
            <text:p>      +--LOWer--------------------------+</text:p>
            <text:p>      +--INput--------------------------+</text:p>
            <text:p>   {  +--OUTput-------------------------+  }</text:p>
            <text:p>   {  +--+--TO----+--+------------+--&lt;span class=var&gt;n&lt;/span&gt;--+  }</text:p>
            <text:p>   {     +--FROM--+  +--CODEPAGE--+        }</text:p>
            <text:p>   {                                       }</text:p>
            <text:p>   { Not yet in Pipes for NetRexx                    }</text:p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xmsg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ue XEDIT Message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xpndhi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and Highlighting to Space between Word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xrange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a Range of Character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0">
          <table:table-cell office:value-type="string" calcext:value-type="string">
            <text:p>zone <text:s text:c="3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 Selection Stage on Subset of Input Record</text:p>
          </table:table-cell>
          <table:table-cell office:value-type="string" calcext:value-type="string">
            <text:p> &gt;&gt;--ZONE--+----------------------------------------+--&gt;</text:p>
            <text:p>           +--+--WORDSEParator---+---+--char-----+--+</text:p>
            <text:p>              +--WS--------------+   +--hexchar--+</text:p>
            <text:p>              +--FIELDSEparator--+   +--BLANK----+</text:p>
            <text:p>              +--FS--------------+   +--SPACE----+</text:p>
            <text:p/>
            <text:p> &gt;-+--Words----wNumberRange---+------&gt;</text:p>
            <text:p>   +--Fields----fNumberRange--+</text:p>
            <text:p>   +--cNumberRange------------+</text:p>
            <text:p/>
            <text:p> &gt;--+---------+---+-----------+--stage--+------------+------------------ &gt;&gt;</text:p>
            <text:p>    +--CASEI--+   +--REVERSE--+         +--operands--+</text:p>
            <text:p/>
          </table:table-cell>
          <table:table-cell office:value-type="string" calcext:value-type="string">
            <text:p>&amp;#x25B6;&amp;#x25B6;--+--XLATE------+--+------------------------+---+-------------------+---&amp;#x25B6;</text:p>
            <text:p>     +--TRANSlate--+  +--&lt;span class=var&gt;inputRange&lt;/span&gt;------------+   +-| default-table |-+</text:p>
            <text:p>                      |  &amp;#x2B10;------------------+  |</text:p>
            <text:p>                      +----(--&lt;span class=var&gt;inputRange&lt;/span&gt;--)-+--+</text:p>
            <text:p/>
            <text:p>&amp;#x2002;&amp;#x2004;  &amp;#x2B10;----------------------+</text:p>
            <text:p>&amp;#x25B6;---+------------------+--+-------&amp;#x25B6;&amp;#x25C4;</text:p>
            <text:p>&amp;#x2002;&amp;#x2004;   +--&lt;span class=var&gt;xrange--xrange-&lt;/span&gt;-+</text:p>
            <text:p/>
            <text:p>      &lt;span class=def&gt;default-table&lt;/span&gt;:</text:p>
            <text:p>         |--+--UPper--------------------------+-------|</text:p>
            <text:p>      +--LOWer--------------------------+</text:p>
            <text:p>      +--INput--------------------------+</text:p>
            <text:p>   {  +--OUTput-------------------------+  }</text:p>
            <text:p>   {  +--+--TO----+--+------------+--&lt;span class=var&gt;n&lt;/span&gt;--+  }</text:p>
            <text:p>   {     +--FROM--+  +--CODEPAGE--+        }</text:p>
            <text:p>   {                                       }</text:p>
            <text:p>   { Not yet in Pipes for NetRexx                    }</text:p>
            <text:p/>
          </table:table-cell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3277bfra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 a 3270 Buffer Address Between Representations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3277enc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the 3277 6-bit Encoding Vector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64decode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de MIME Base-64 Forma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64encode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 to MIME Base-64 Format</text:p>
          </table:table-cell>
          <table:table-cell table:number-columns-repeated="2"/>
          <table:table-cell office:value-type="string" calcext:value-type="string">
            <text:p>`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21:30:31.6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1T22:54:14.086000000</meta:creation-date>
    <dc:date>2020-06-02T17:30:55.604000000</dc:date>
    <meta:editing-duration>PT1H9M44S</meta:editing-duration>
    <meta:editing-cycles>14</meta:editing-cycles>
    <meta:generator>LibreOffice/6.4.4.2$Windows_X86_64 LibreOffice_project/3d775be2011f3886db32dfd395a6a6d1ca2630ff</meta:generator>
    <meta:document-statistic meta:table-count="1" meta:cell-count="1742" meta:object-count="0"/>
  </office:meta>
</office:document-meta>
</file>